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co2" style:family="table-column">
      <style:table-column-properties fo:break-before="auto" style:column-width="5.087cm"/>
    </style:style>
    <style:style style:name="co3" style:family="table-column">
      <style:table-column-properties fo:break-before="auto" style:column-width="2.309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1.9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7cm" fo:break-before="auto" style:use-optimal-row-height="fals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100">
      <style:table-cell-properties fo:background-color="#f8cba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100">
      <style:table-cell-properties fo:background-color="#55308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55308d" fo:border="0.74pt solid #000000"/>
    </style:style>
    <style:style style:name="ce13" style:family="table-cell" style:parent-style-name="Default">
      <style:table-cell-properties fo:background-color="transparent" fo:border="0.74pt solid #000000"/>
    </style:style>
    <style:style style:name="ce9" style:family="table-cell" style:parent-style-name="Default" style:data-style-name="N0">
      <style:table-cell-properties fo:background-color="#f8cba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css3t:text-justify="auto" fo:margin-left="0cm" style:writing-mode="page"/>
    </style:style>
    <style:style style:name="ce40" style:family="table-cell" style:parent-style-name="Default" style:data-style-name="N8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 style:data-style-name="N81">
      <style:table-cell-properties fo:background-color="#55308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 style:data-style-name="N0">
      <style:table-cell-properties fo:background-color="#55308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 style:data-style-name="N81">
      <style:table-cell-properties fo:border="0.74pt solid #000000"/>
      <style:text-properties fo:color="#c9211e">
        <loext:char-complex-color loext:theme-type="dark1" loext:color-type="theme"/>
      </style:text-properties>
    </style:style>
    <style:style style:name="ce41" style:family="table-cell" style:parent-style-name="Default" style:data-style-name="N81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lowgraph Data Baseline Steel" table:style-name="ta1">
        <office:forms form:automatic-focus="false" form:apply-design-mode="false"/>
        <table:shapes>
          <draw:frame draw:z-index="0" draw:style-name="gr1" draw:text-style-name="P1" svg:width="32.306cm" svg:height="21.647cm" svg:x="14.799cm" svg:y="13.204cm">
            <draw:object draw:notify-on-update-of-ranges="'Flowgraph Data Baseline Steel'.C10:'Flowgraph Data Baseline Steel'.BC10 'Flowgraph Data Baseline Steel'.B10:'Flowgraph Data Baseline Steel'.B10 'Flowgraph Data Baseline Steel'.C4:'Flowgraph Data Baseline Steel'.BC4 'Flowgraph Data Baseline Steel'.C11:'Flowgraph Data Baseline Steel'.BC11 'Flowgraph Data Baseline Steel'.B11:'Flowgraph Data Baseline Steel'.B11 'Flowgraph Data Baseline Steel'.C5:'Flowgraph Data Baseline Steel'.BC5 'Flowgraph Data Baseline Steel'.C13:'Flowgraph Data Baseline Steel'.BC13 'Flowgraph Data Baseline Steel'.B13:'Flowgraph Data Baseline Steel'.B13 'Flowgraph Data Baseline Steel'.C7:'Flowgraph Data Baseline Steel'.BC7 'Flowgraph Data Baseline Steel'.C14:'Flowgraph Data Baseline Steel'.BC14 'Flowgraph Data Baseline Steel'.B14:'Flowgraph Data Baseline Steel'.B14 'Flowgraph Data Baseline Steel'.C8:'Flowgraph Data Baseline Steel'.B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2" table:default-cell-style-name="ce1"/>
        <table:table-column table:style-name="co4" table:number-columns-repeated="4" table:default-cell-style-name="ce1"/>
        <table:table-column table:style-name="co6" table:number-columns-repeated="2" table:default-cell-style-name="ce1"/>
        <table:table-column table:style-name="co1" table:number-columns-repeated="7" table:default-cell-style-name="Default"/>
        <table:table-column table:style-name="co1" table:visibility="collapse" table:number-columns-repeated="29" table:default-cell-style-name="Default"/>
        <table:table-column table:style-name="co6" table:number-columns-repeated="3" table:default-cell-style-name="ce1"/>
        <table:table-column table:style-name="co1" table:number-columns-repeated="16329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 table:number-columns-spanned="54" table:number-rows-spanned="1">
            <text:p>Flow Graph Data Baseline Steel = 1 OOK BER vs SNR</text:p>
            <text:p>ook_tx_rx-40KHz-10sps</text:p>
          </table:table-cell>
          <table:covered-table-cell table:number-columns-repeated="53" table:style-name="ce5"/>
          <table:table-cell table:number-columns-repeated="16329"/>
        </table:table-row>
        <table:table-row table:style-name="ro3">
          <table:table-cell/>
          <table:table-cell table:style-name="ce3" office:value-type="string" calcext:value-type="string">
            <text:p>OOK Simulator Test using Noise volt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 (Sym_Rate 1)</text:p>
          </table:table-cell>
          <table:table-cell table:number-columns-repeated="21" table:style-name="ce40" office:value-type="float" office:value="0.0001" calcext:value-type="float">
            <text:p>1.00E-04</text:p>
          </table:table-cell>
          <table:table-cell table:style-name="ce15" table:number-columns-repeated="29"/>
          <table:table-cell table:style-name="ce40" office:value-type="float" office:value="0.001" calcext:value-type="float">
            <text:p>1.00E-03</text:p>
          </table:table-cell>
          <table:table-cell table:style-name="ce40" office:value-type="float" office:value="0.004" calcext:value-type="float">
            <text:p>4.00E-03</text:p>
          </table:table-cell>
          <table:table-cell table:style-name="ce40" office:value-type="float" office:value="0.007" calcext:value-type="float">
            <text:p>7.00E-03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 (Sym_Rate 10)</text:p>
          </table:table-cell>
          <table:table-cell table:number-columns-repeated="21" table:style-name="ce40" office:value-type="float" office:value="0.0001" calcext:value-type="float">
            <text:p>1.00E-04</text:p>
          </table:table-cell>
          <table:table-cell table:style-name="ce41" table:number-columns-repeated="29"/>
          <table:table-cell table:style-name="ce40" office:value-type="float" office:value="0.003" calcext:value-type="float">
            <text:p>3.00E-03</text:p>
          </table:table-cell>
          <table:table-cell table:style-name="ce40" office:value-type="float" office:value="0.324" calcext:value-type="float">
            <text:p>3.24E-01</text:p>
          </table:table-cell>
          <table:table-cell table:style-name="ce40" office:value-type="float" office:value="0.495" calcext:value-type="float">
            <text:p>4.95E-01</text:p>
          </table:table-cell>
          <table:table-cell table:number-columns-repeated="16329"/>
        </table:table-row>
        <table:table-row table:style-name="ro4">
          <table:table-cell/>
          <table:table-cell table:style-name="ce8" office:value-type="string" calcext:value-type="string">
            <text:p>BER value (SRS 50)*50</text:p>
          </table:table-cell>
          <table:table-cell table:number-columns-repeated="21" table:style-name="ce17" office:value-type="float" office:value="0.00001" calcext:value-type="float">
            <text:p>1.00E-05</text:p>
          </table:table-cell>
          <table:table-cell table:style-name="ce12" table:number-columns-repeated="29"/>
          <table:table-cell table:style-name="ce17" office:value-type="float" office:value="0.003" calcext:value-type="float">
            <text:p>3.00E-03</text:p>
          </table:table-cell>
          <table:table-cell table:style-name="ce17" office:value-type="float" office:value="0.0324" calcext:value-type="float">
            <text:p>3.24E-02</text:p>
          </table:table-cell>
          <table:table-cell table:style-name="ce17" office:value-type="float" office:value="0.0495" calcext:value-type="float">
            <text:p>4.95E-02</text:p>
          </table:table-cell>
          <table:table-cell table:number-columns-repeated="16329"/>
        </table:table-row>
        <table:table-row table:style-name="ro5">
          <table:table-cell/>
          <table:table-cell table:style-name="ce4" office:value-type="string" calcext:value-type="string">
            <text:p>BER value (Sym_Rate100)</text:p>
          </table:table-cell>
          <table:table-cell table:number-columns-repeated="16" table:style-name="ce40" office:value-type="float" office:value="0.0001" calcext:value-type="float">
            <text:p>1.00E-04</text:p>
          </table:table-cell>
          <table:table-cell table:style-name="ce40" office:value-type="float" office:value="0.001" calcext:value-type="float">
            <text:p>1.00E-03</text:p>
          </table:table-cell>
          <table:table-cell table:style-name="ce40" office:value-type="float" office:value="0.004" calcext:value-type="float">
            <text:p>4.00E-03</text:p>
          </table:table-cell>
          <table:table-cell table:style-name="ce40" office:value-type="float" office:value="0.016" calcext:value-type="float">
            <text:p>1.60E-02</text:p>
          </table:table-cell>
          <table:table-cell table:style-name="ce40" office:value-type="float" office:value="0.027" calcext:value-type="float">
            <text:p>2.70E-02</text:p>
          </table:table-cell>
          <table:table-cell table:style-name="ce40" office:value-type="float" office:value="0.04" calcext:value-type="float">
            <text:p>4.00E-02</text:p>
          </table:table-cell>
          <table:table-cell table:style-name="ce23" table:number-columns-repeated="29"/>
          <table:table-cell table:style-name="ce40" office:value-type="float" office:value="0.482" calcext:value-type="float">
            <text:p>4.82E-01</text:p>
          </table:table-cell>
          <table:table-cell table:style-name="ce40" office:value-type="float" office:value="0.507" calcext:value-type="float">
            <text:p>5.07E-01</text:p>
          </table:table-cell>
          <table:table-cell table:style-name="ce40" office:value-type="float" office:value="0.508" calcext:value-type="float">
            <text:p>5.08E-01</text:p>
          </table:table-cell>
          <table:table-cell table:number-columns-repeated="16329"/>
        </table:table-row>
        <table:table-row table:style-name="ro3">
          <table:table-cell/>
          <table:table-cell table:style-name="ce4" office:value-type="string" calcext:value-type="string">
            <text:p>BER value (Sym_Rate1000)</text:p>
          </table:table-cell>
          <table:table-cell table:number-columns-repeated="5" table:style-name="ce40" office:value-type="float" office:value="0.0001" calcext:value-type="float">
            <text:p>1.00E-04</text:p>
          </table:table-cell>
          <table:table-cell table:style-name="ce40" office:value-type="float" office:value="0.002" calcext:value-type="float">
            <text:p>2.00E-03</text:p>
          </table:table-cell>
          <table:table-cell table:style-name="ce40" office:value-type="float" office:value="0.031" calcext:value-type="float">
            <text:p>3.10E-02</text:p>
          </table:table-cell>
          <table:table-cell table:style-name="ce40" office:value-type="float" office:value="0.077" calcext:value-type="float">
            <text:p>7.70E-02</text:p>
          </table:table-cell>
          <table:table-cell table:style-name="ce40" office:value-type="float" office:value="0.163" calcext:value-type="float">
            <text:p>1.63E-01</text:p>
          </table:table-cell>
          <table:table-cell table:style-name="ce40" office:value-type="float" office:value="0.279" calcext:value-type="float">
            <text:p>2.79E-01</text:p>
          </table:table-cell>
          <table:table-cell table:style-name="ce40" office:value-type="float" office:value="0.337" calcext:value-type="float">
            <text:p>3.37E-01</text:p>
          </table:table-cell>
          <table:table-cell table:style-name="ce40" office:value-type="float" office:value="0.36" calcext:value-type="float">
            <text:p>3.60E-01</text:p>
          </table:table-cell>
          <table:table-cell table:style-name="ce40" office:value-type="float" office:value="0.415" calcext:value-type="float">
            <text:p>4.15E-01</text:p>
          </table:table-cell>
          <table:table-cell table:style-name="ce40" office:value-type="float" office:value="0.457" calcext:value-type="float">
            <text:p>4.57E-01</text:p>
          </table:table-cell>
          <table:table-cell table:style-name="ce40" office:value-type="float" office:value="0.466" calcext:value-type="float">
            <text:p>4.66E-01</text:p>
          </table:table-cell>
          <table:table-cell table:style-name="ce40" office:value-type="float" office:value="0.47" calcext:value-type="float">
            <text:p>4.70E-01</text:p>
          </table:table-cell>
          <table:table-cell table:style-name="ce40" office:value-type="float" office:value="0.476" calcext:value-type="float">
            <text:p>4.76E-01</text:p>
          </table:table-cell>
          <table:table-cell table:style-name="ce40" office:value-type="float" office:value="0.478" calcext:value-type="float">
            <text:p>4.78E-01</text:p>
          </table:table-cell>
          <table:table-cell table:number-columns-repeated="2" table:style-name="ce40" office:value-type="float" office:value="0.499" calcext:value-type="float">
            <text:p>4.99E-01</text:p>
          </table:table-cell>
          <table:table-cell table:style-name="ce40" office:value-type="float" office:value="0.497" calcext:value-type="float">
            <text:p>4.97E-01</text:p>
          </table:table-cell>
          <table:table-cell table:style-name="ce23" table:number-columns-repeated="29"/>
          <table:table-cell table:style-name="ce40" office:value-type="float" office:value="0.492" calcext:value-type="float">
            <text:p>4.92E-01</text:p>
          </table:table-cell>
          <table:table-cell table:style-name="ce40" office:value-type="float" office:value="0.507" calcext:value-type="float">
            <text:p>5.07E-01</text:p>
          </table:table-cell>
          <table:table-cell table:style-name="ce40" office:value-type="float" office:value="0.501" calcext:value-type="float">
            <text:p>5.01E-01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21"/>
          <table:table-cell table:style-name="ce23" table:number-columns-repeated="32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23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23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8" office:value-type="string" calcext:value-type="string">
            <text:p>SNR in dB (SRS 50)</text:p>
          </table:table-cell>
          <table:table-cell table:number-columns-repeated="2" table:style-name="ce19" office:value-type="float" office:value="20" calcext:value-type="float">
            <text:p>20</text:p>
          </table:table-cell>
          <table:table-cell table:style-name="ce19" office:value-type="float" office:value="13.98" calcext:value-type="float">
            <text:p>13.98</text:p>
          </table:table-cell>
          <table:table-cell table:style-name="ce19" office:value-type="float" office:value="10.46" calcext:value-type="float">
            <text:p>10.46</text:p>
          </table:table-cell>
          <table:table-cell table:style-name="ce19" office:value-type="float" office:value="7.96" calcext:value-type="float">
            <text:p>7.96</text:p>
          </table:table-cell>
          <table:table-cell table:style-name="ce19" office:value-type="float" office:value="6.02" calcext:value-type="float">
            <text:p>6.02</text:p>
          </table:table-cell>
          <table:table-cell table:style-name="ce19" office:value-type="float" office:value="4.44" calcext:value-type="float">
            <text:p>4.44</text:p>
          </table:table-cell>
          <table:table-cell table:style-name="ce19" office:value-type="float" office:value="3.1" calcext:value-type="float">
            <text:p>3.1</text:p>
          </table:table-cell>
          <table:table-cell table:style-name="ce19" office:value-type="float" office:value="1.94" calcext:value-type="float">
            <text:p>1.94</text:p>
          </table:table-cell>
          <table:table-cell table:style-name="ce19" office:value-type="float" office:value="0.915" calcext:value-type="float">
            <text:p>0.91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83" calcext:value-type="float">
            <text:p>-0.83</text:p>
          </table:table-cell>
          <table:table-cell table:style-name="ce19" office:value-type="float" office:value="-1.58" calcext:value-type="float">
            <text:p>-1.58</text:p>
          </table:table-cell>
          <table:table-cell table:style-name="ce19" office:value-type="float" office:value="-2.28" calcext:value-type="float">
            <text:p>-2.28</text:p>
          </table:table-cell>
          <table:table-cell table:style-name="ce19" office:value-type="float" office:value="-2.92" calcext:value-type="float">
            <text:p>-2.92</text:p>
          </table:table-cell>
          <table:table-cell table:style-name="ce19" office:value-type="float" office:value="-3.52" calcext:value-type="float">
            <text:p>-3.52</text:p>
          </table:table-cell>
          <table:table-cell table:style-name="ce19" office:value-type="float" office:value="-4.08" calcext:value-type="float">
            <text:p>-4.08</text:p>
          </table:table-cell>
          <table:table-cell table:style-name="ce19" office:value-type="float" office:value="-4.61" calcext:value-type="float">
            <text:p>-4.61</text:p>
          </table:table-cell>
          <table:table-cell table:style-name="ce19" office:value-type="float" office:value="-5.1" calcext:value-type="float">
            <text:p>-5.1</text:p>
          </table:table-cell>
          <table:table-cell table:style-name="ce19" office:value-type="float" office:value="-5.57" calcext:value-type="float">
            <text:p>-5.57</text:p>
          </table:table-cell>
          <table:table-cell table:style-name="ce19" office:value-type="float" office:value="-6.02" calcext:value-type="float">
            <text:p>-6.02</text:p>
          </table:table-cell>
          <table:table-cell table:style-name="ce19" table:number-columns-repeated="29"/>
          <table:table-cell table:style-name="ce19" office:value-type="float" office:value="-13.97" calcext:value-type="float">
            <text:p>-13.97</text:p>
          </table:table-cell>
          <table:table-cell table:style-name="ce19" office:value-type="float" office:value="-20" calcext:value-type="float">
            <text:p>-20</text:p>
          </table:table-cell>
          <table:table-cell table:style-name="ce19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0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10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00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10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Noise voltag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)</text:p>
          </table:table-cell>
          <table:table-cell table:number-columns-repeated="21" table:style-name="ce23" office:value-type="float" office:value="0" calcext:value-type="float">
            <text:p>0</text:p>
          </table:table-cell>
          <table:table-cell table:style-name="ce23" table:number-columns-repeated="29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)</text:p>
          </table:table-cell>
          <table:table-cell table:number-columns-repeated="21" table:style-name="ce23" office:value-type="float" office:value="0" calcext:value-type="float">
            <text:p>0</text:p>
          </table:table-cell>
          <table:table-cell table:style-name="ce23" table:number-columns-repeated="29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324" calcext:value-type="float">
            <text:p>324</text:p>
          </table:table-cell>
          <table:table-cell table:style-name="ce23" office:value-type="float" office:value="495" calcext:value-type="float">
            <text:p>495</text:p>
          </table:table-cell>
          <table:table-cell table:number-columns-repeated="16329"/>
        </table:table-row>
        <table:table-row table:style-name="ro1">
          <table:table-cell/>
          <table:table-cell table:style-name="ce12" office:value-type="string" calcext:value-type="string">
            <text:p>Total Errors (SRS 50)</text:p>
          </table:table-cell>
          <table:table-cell table:style-name="ce12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0)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40" calcext:value-type="float">
            <text:p>40</text:p>
          </table:table-cell>
          <table:table-cell table:style-name="ce23" table:number-columns-repeated="29"/>
          <table:table-cell table:style-name="ce23" office:value-type="float" office:value="482" calcext:value-type="float">
            <text:p>482</text:p>
          </table:table-cell>
          <table:table-cell table:style-name="ce23" office:value-type="float" office:value="507" calcext:value-type="float">
            <text:p>507</text:p>
          </table:table-cell>
          <table:table-cell table:style-name="ce23" office:value-type="float" office:value="508" calcext:value-type="float">
            <text:p>508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00)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163" calcext:value-type="float">
            <text:p>163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337" calcext:value-type="float">
            <text:p>337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15" calcext:value-type="float">
            <text:p>415</text:p>
          </table:table-cell>
          <table:table-cell table:style-name="ce23" office:value-type="float" office:value="457" calcext:value-type="float">
            <text:p>457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470" calcext:value-type="float">
            <text:p>470</text:p>
          </table:table-cell>
          <table:table-cell table:style-name="ce23" office:value-type="float" office:value="476" calcext:value-type="float">
            <text:p>476</text:p>
          </table:table-cell>
          <table:table-cell table:style-name="ce23" office:value-type="float" office:value="478" calcext:value-type="float">
            <text:p>478</text:p>
          </table:table-cell>
          <table:table-cell table:number-columns-repeated="2" table:style-name="ce23" office:value-type="float" office:value="499" calcext:value-type="float">
            <text:p>499</text:p>
          </table:table-cell>
          <table:table-cell table:style-name="ce23" office:value-type="float" office:value="497" calcext:value-type="float">
            <text:p>497</text:p>
          </table:table-cell>
          <table:table-cell table:style-name="ce23" table:number-columns-repeated="29"/>
          <table:table-cell table:style-name="ce23" office:value-type="float" office:value="492" calcext:value-type="float">
            <text:p>492</text:p>
          </table:table-cell>
          <table:table-cell table:style-name="ce23" office:value-type="float" office:value="507" calcext:value-type="float">
            <text:p>507</text:p>
          </table:table-cell>
          <table:table-cell table:style-name="ce23" office:value-type="float" office:value="501" calcext:value-type="float">
            <text:p>501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<text:s/></text:p>
          </table:table-cell>
          <table:table-cell table:style-name="ce23" table:number-columns-repeated="53"/>
          <table:table-cell table:number-columns-repeated="16329"/>
        </table:table-row>
        <table:table-row table:style-name="ro1">
          <table:table-cell/>
          <table:table-cell table:style-name="ce23" table:number-columns-repeated="54"/>
          <table:table-cell table:number-columns-repeated="16329"/>
        </table:table-row>
        <table:table-row table:style-name="ro1">
          <table:table-cell/>
          <table:table-cell table:style-name="ce13" table:number-columns-repeated="54"/>
          <table:table-cell table:number-columns-repeated="16329"/>
        </table:table-row>
        <table:table-row table:style-name="ro1">
          <table:table-cell/>
          <table:table-cell table:style-name="ce23" table:number-columns-repeated="54"/>
          <table:table-cell table:number-columns-repeated="16329"/>
        </table:table-row>
        <table:table-row table:style-name="ro1" table:number-rows-repeated="20">
          <table:table-cell/>
          <table:table-cell table:style-name="Default" table:number-columns-repeated="15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 table:number-rows-repeated="18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lowgraph Data Baseline Wood" table:style-name="ta1">
        <office:forms form:automatic-focus="false" form:apply-design-mode="false"/>
        <table:shapes>
          <draw:frame draw:z-index="0" draw:style-name="gr1" draw:text-style-name="P1" svg:width="32.306cm" svg:height="21.647cm" svg:x="14.903cm" svg:y="14.775cm">
            <draw:object draw:notify-on-update-of-ranges="'Flowgraph Data Baseline Wood'.C10:'Flowgraph Data Baseline Wood'.BC10 'Flowgraph Data Baseline Wood'.B10:'Flowgraph Data Baseline Wood'.B10 'Flowgraph Data Baseline Wood'.C4:'Flowgraph Data Baseline Wood'.BC4 'Flowgraph Data Baseline Wood'.C11:'Flowgraph Data Baseline Wood'.BC11 'Flowgraph Data Baseline Wood'.B11:'Flowgraph Data Baseline Wood'.B11 'Flowgraph Data Baseline Wood'.C5:'Flowgraph Data Baseline Wood'.BC5 'Flowgraph Data Baseline Wood'.C13:'Flowgraph Data Baseline Wood'.BC13 'Flowgraph Data Baseline Wood'.B13:'Flowgraph Data Baseline Wood'.B13 'Flowgraph Data Baseline Wood'.C7:'Flowgraph Data Baseline Wood'.BC7 'Flowgraph Data Baseline Wood'.C14:'Flowgraph Data Baseline Wood'.BC14 'Flowgraph Data Baseline Wood'.B14:'Flowgraph Data Baseline Wood'.B14 'Flowgraph Data Baseline Wood'.C8:'Flowgraph Data Baseline Wood'.BC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2" table:default-cell-style-name="ce1"/>
        <table:table-column table:style-name="co4" table:number-columns-repeated="4" table:default-cell-style-name="ce1"/>
        <table:table-column table:style-name="co6" table:number-columns-repeated="2" table:default-cell-style-name="ce1"/>
        <table:table-column table:style-name="co1" table:number-columns-repeated="7" table:default-cell-style-name="Default"/>
        <table:table-column table:style-name="co1" table:visibility="collapse" table:number-columns-repeated="29" table:default-cell-style-name="Default"/>
        <table:table-column table:style-name="co6" table:number-columns-repeated="3" table:default-cell-style-name="ce1"/>
        <table:table-column table:style-name="co1" table:number-columns-repeated="16329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 table:number-columns-spanned="54" table:number-rows-spanned="1">
            <text:p><text:span text:style-name="T1">Flow Graph Data Baseline Wood = 1 OOK BER vs SNR</text:span></text:p>
            <text:p>ook_tx_rx-40KHz-10sps</text:p>
          </table:table-cell>
          <table:covered-table-cell table:number-columns-repeated="53" table:style-name="ce5"/>
          <table:table-cell table:number-columns-repeated="16329"/>
        </table:table-row>
        <table:table-row table:style-name="ro3">
          <table:table-cell/>
          <table:table-cell table:style-name="ce3" office:value-type="string" calcext:value-type="string">
            <text:p>OOK Simulator Test using Noise volt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 (Sym_Rate 1)</text:p>
          </table:table-cell>
          <table:table-cell table:number-columns-repeated="21" table:style-name="ce40" office:value-type="float" office:value="0.0001" calcext:value-type="float">
            <text:p>1.00E-04</text:p>
          </table:table-cell>
          <table:table-cell table:style-name="ce15" table:number-columns-repeated="29"/>
          <table:table-cell table:number-columns-repeated="2" table:style-name="ce40" office:value-type="float" office:value="0.0001" calcext:value-type="float">
            <text:p>1.00E-04</text:p>
          </table:table-cell>
          <table:table-cell table:style-name="ce40" office:value-type="float" office:value="0.036" calcext:value-type="float">
            <text:p>3.60E-02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 (Sym_Rate 10)</text:p>
          </table:table-cell>
          <table:table-cell table:number-columns-repeated="21" table:style-name="ce40" office:value-type="float" office:value="0.0001" calcext:value-type="float">
            <text:p>1.00E-04</text:p>
          </table:table-cell>
          <table:table-cell table:style-name="ce41" table:number-columns-repeated="29"/>
          <table:table-cell table:style-name="ce40" office:value-type="float" office:value="0.001" calcext:value-type="float">
            <text:p>1.00E-03</text:p>
          </table:table-cell>
          <table:table-cell table:style-name="ce40" office:value-type="float" office:value="0.342" calcext:value-type="float">
            <text:p>3.42E-01</text:p>
          </table:table-cell>
          <table:table-cell table:style-name="ce40" office:value-type="float" office:value="0.502" calcext:value-type="float">
            <text:p>5.02E-01</text:p>
          </table:table-cell>
          <table:table-cell table:number-columns-repeated="16329"/>
        </table:table-row>
        <table:table-row table:style-name="ro4">
          <table:table-cell/>
          <table:table-cell table:style-name="ce8" office:value-type="string" calcext:value-type="string">
            <text:p>BER value (SRS 50)*50</text:p>
          </table:table-cell>
          <table:table-cell table:number-columns-repeated="21" table:style-name="ce17" office:value-type="float" office:value="0.00001" calcext:value-type="float">
            <text:p>1.00E-05</text:p>
          </table:table-cell>
          <table:table-cell table:style-name="ce12" table:number-columns-repeated="29"/>
          <table:table-cell table:style-name="ce17" office:value-type="float" office:value="0.003" calcext:value-type="float">
            <text:p>3.00E-03</text:p>
          </table:table-cell>
          <table:table-cell table:style-name="ce17" office:value-type="float" office:value="0.0324" calcext:value-type="float">
            <text:p>3.24E-02</text:p>
          </table:table-cell>
          <table:table-cell table:style-name="ce17" office:value-type="float" office:value="0.0495" calcext:value-type="float">
            <text:p>4.95E-02</text:p>
          </table:table-cell>
          <table:table-cell table:number-columns-repeated="16329"/>
        </table:table-row>
        <table:table-row table:style-name="ro5">
          <table:table-cell/>
          <table:table-cell table:style-name="ce4" office:value-type="string" calcext:value-type="string">
            <text:p>BER value (Sym_Rate100)</text:p>
          </table:table-cell>
          <table:table-cell table:number-columns-repeated="17" table:style-name="ce40" office:value-type="float" office:value="0.0001" calcext:value-type="float">
            <text:p>1.00E-04</text:p>
          </table:table-cell>
          <table:table-cell table:style-name="ce40" office:value-type="float" office:value="0.008" calcext:value-type="float">
            <text:p>8.00E-03</text:p>
          </table:table-cell>
          <table:table-cell table:style-name="ce40" office:value-type="float" office:value="0.011" calcext:value-type="float">
            <text:p>1.10E-02</text:p>
          </table:table-cell>
          <table:table-cell table:style-name="ce40" office:value-type="float" office:value="0.018" calcext:value-type="float">
            <text:p>1.80E-02</text:p>
          </table:table-cell>
          <table:table-cell table:style-name="ce40" office:value-type="float" office:value="0.031" calcext:value-type="float">
            <text:p>3.10E-02</text:p>
          </table:table-cell>
          <table:table-cell table:style-name="ce23" table:number-columns-repeated="29"/>
          <table:table-cell table:style-name="ce40" office:value-type="float" office:value="0.456" calcext:value-type="float">
            <text:p>4.56E-01</text:p>
          </table:table-cell>
          <table:table-cell table:style-name="ce40" office:value-type="float" office:value="0.497" calcext:value-type="float">
            <text:p>4.97E-01</text:p>
          </table:table-cell>
          <table:table-cell table:style-name="ce40" office:value-type="float" office:value="0.512" calcext:value-type="float">
            <text:p>5.12E-01</text:p>
          </table:table-cell>
          <table:table-cell table:number-columns-repeated="16329"/>
        </table:table-row>
        <table:table-row table:style-name="ro3">
          <table:table-cell/>
          <table:table-cell table:style-name="ce4" office:value-type="string" calcext:value-type="string">
            <text:p>BER value (Sym_Rate1000)</text:p>
          </table:table-cell>
          <table:table-cell table:number-columns-repeated="4" table:style-name="ce40" office:value-type="float" office:value="0.0001" calcext:value-type="float">
            <text:p>1.00E-04</text:p>
          </table:table-cell>
          <table:table-cell table:style-name="ce40" office:value-type="float" office:value="0.001" calcext:value-type="float">
            <text:p>1.00E-03</text:p>
          </table:table-cell>
          <table:table-cell table:style-name="ce40" office:value-type="float" office:value="0.004" calcext:value-type="float">
            <text:p>4.00E-03</text:p>
          </table:table-cell>
          <table:table-cell table:style-name="ce40" office:value-type="float" office:value="0.034" calcext:value-type="float">
            <text:p>3.40E-02</text:p>
          </table:table-cell>
          <table:table-cell table:style-name="ce40" office:value-type="float" office:value="0.074" calcext:value-type="float">
            <text:p>7.40E-02</text:p>
          </table:table-cell>
          <table:table-cell table:style-name="ce40" office:value-type="float" office:value="0.153" calcext:value-type="float">
            <text:p>1.53E-01</text:p>
          </table:table-cell>
          <table:table-cell table:style-name="ce40" office:value-type="float" office:value="0.252" calcext:value-type="float">
            <text:p>2.52E-01</text:p>
          </table:table-cell>
          <table:table-cell table:style-name="ce40" office:value-type="float" office:value="0.337" calcext:value-type="float">
            <text:p>3.37E-01</text:p>
          </table:table-cell>
          <table:table-cell table:style-name="ce40" office:value-type="float" office:value="0.384" calcext:value-type="float">
            <text:p>3.84E-01</text:p>
          </table:table-cell>
          <table:table-cell table:style-name="ce40" office:value-type="float" office:value="0.417" calcext:value-type="float">
            <text:p>4.17E-01</text:p>
          </table:table-cell>
          <table:table-cell table:style-name="ce40" office:value-type="float" office:value="0.463" calcext:value-type="float">
            <text:p>4.63E-01</text:p>
          </table:table-cell>
          <table:table-cell table:style-name="ce40" office:value-type="float" office:value="0.47" calcext:value-type="float">
            <text:p>4.70E-01</text:p>
          </table:table-cell>
          <table:table-cell table:style-name="ce40" office:value-type="float" office:value="0.466" calcext:value-type="float">
            <text:p>4.66E-01</text:p>
          </table:table-cell>
          <table:table-cell table:style-name="ce40" office:value-type="float" office:value="0.499" calcext:value-type="float">
            <text:p>4.99E-01</text:p>
          </table:table-cell>
          <table:table-cell table:style-name="ce40" office:value-type="float" office:value="0.504" calcext:value-type="float">
            <text:p>5.04E-01</text:p>
          </table:table-cell>
          <table:table-cell table:style-name="ce40" office:value-type="float" office:value="0.509" calcext:value-type="float">
            <text:p>5.09E-01</text:p>
          </table:table-cell>
          <table:table-cell table:style-name="ce40" office:value-type="float" office:value="0.496" calcext:value-type="float">
            <text:p>4.96E-01</text:p>
          </table:table-cell>
          <table:table-cell table:style-name="ce40" office:value-type="float" office:value="0.507" calcext:value-type="float">
            <text:p>5.07E-01</text:p>
          </table:table-cell>
          <table:table-cell table:style-name="ce23" table:number-columns-repeated="29"/>
          <table:table-cell table:style-name="ce40" office:value-type="float" office:value="0.5" calcext:value-type="float">
            <text:p>5.00E-01</text:p>
          </table:table-cell>
          <table:table-cell table:number-columns-repeated="2" table:style-name="ce40" office:value-type="float" office:value="0.515" calcext:value-type="float">
            <text:p>5.15E-01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21"/>
          <table:table-cell table:style-name="ce23" table:number-columns-repeated="32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23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23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8" office:value-type="string" calcext:value-type="string">
            <text:p>SNR in dB (SRS 50)</text:p>
          </table:table-cell>
          <table:table-cell table:number-columns-repeated="2" table:style-name="ce19" office:value-type="float" office:value="20" calcext:value-type="float">
            <text:p>20</text:p>
          </table:table-cell>
          <table:table-cell table:style-name="ce19" office:value-type="float" office:value="13.98" calcext:value-type="float">
            <text:p>13.98</text:p>
          </table:table-cell>
          <table:table-cell table:style-name="ce19" office:value-type="float" office:value="10.46" calcext:value-type="float">
            <text:p>10.46</text:p>
          </table:table-cell>
          <table:table-cell table:style-name="ce19" office:value-type="float" office:value="7.96" calcext:value-type="float">
            <text:p>7.96</text:p>
          </table:table-cell>
          <table:table-cell table:style-name="ce19" office:value-type="float" office:value="6.02" calcext:value-type="float">
            <text:p>6.02</text:p>
          </table:table-cell>
          <table:table-cell table:style-name="ce19" office:value-type="float" office:value="4.44" calcext:value-type="float">
            <text:p>4.44</text:p>
          </table:table-cell>
          <table:table-cell table:style-name="ce19" office:value-type="float" office:value="3.1" calcext:value-type="float">
            <text:p>3.1</text:p>
          </table:table-cell>
          <table:table-cell table:style-name="ce19" office:value-type="float" office:value="1.94" calcext:value-type="float">
            <text:p>1.94</text:p>
          </table:table-cell>
          <table:table-cell table:style-name="ce19" office:value-type="float" office:value="0.915" calcext:value-type="float">
            <text:p>0.91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83" calcext:value-type="float">
            <text:p>-0.83</text:p>
          </table:table-cell>
          <table:table-cell table:style-name="ce19" office:value-type="float" office:value="-1.58" calcext:value-type="float">
            <text:p>-1.58</text:p>
          </table:table-cell>
          <table:table-cell table:style-name="ce19" office:value-type="float" office:value="-2.28" calcext:value-type="float">
            <text:p>-2.28</text:p>
          </table:table-cell>
          <table:table-cell table:style-name="ce19" office:value-type="float" office:value="-2.92" calcext:value-type="float">
            <text:p>-2.92</text:p>
          </table:table-cell>
          <table:table-cell table:style-name="ce19" office:value-type="float" office:value="-3.52" calcext:value-type="float">
            <text:p>-3.52</text:p>
          </table:table-cell>
          <table:table-cell table:style-name="ce19" office:value-type="float" office:value="-4.08" calcext:value-type="float">
            <text:p>-4.08</text:p>
          </table:table-cell>
          <table:table-cell table:style-name="ce19" office:value-type="float" office:value="-4.61" calcext:value-type="float">
            <text:p>-4.61</text:p>
          </table:table-cell>
          <table:table-cell table:style-name="ce19" office:value-type="float" office:value="-5.1" calcext:value-type="float">
            <text:p>-5.1</text:p>
          </table:table-cell>
          <table:table-cell table:style-name="ce19" office:value-type="float" office:value="-5.57" calcext:value-type="float">
            <text:p>-5.57</text:p>
          </table:table-cell>
          <table:table-cell table:style-name="ce19" office:value-type="float" office:value="-6.02" calcext:value-type="float">
            <text:p>-6.02</text:p>
          </table:table-cell>
          <table:table-cell table:style-name="ce19" table:number-columns-repeated="29"/>
          <table:table-cell table:style-name="ce19" office:value-type="float" office:value="-13.97" calcext:value-type="float">
            <text:p>-13.97</text:p>
          </table:table-cell>
          <table:table-cell table:style-name="ce19" office:value-type="float" office:value="-20" calcext:value-type="float">
            <text:p>-20</text:p>
          </table:table-cell>
          <table:table-cell table:style-name="ce19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0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10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00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10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Noise voltag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)</text:p>
          </table:table-cell>
          <table:table-cell table:number-columns-repeated="21" table:style-name="ce23" office:value-type="float" office:value="0" calcext:value-type="float">
            <text:p>0</text:p>
          </table:table-cell>
          <table:table-cell table:style-name="ce23" table:number-columns-repeated="29"/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36" calcext:value-type="float">
            <text:p>36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)</text:p>
          </table:table-cell>
          <table:table-cell table:number-columns-repeated="21" table:style-name="ce23" office:value-type="float" office:value="0" calcext:value-type="float">
            <text:p>0</text:p>
          </table:table-cell>
          <table:table-cell table:style-name="ce23" table:number-columns-repeated="29"/>
          <table:table-cell table:style-name="ce23" office:value-type="float" office:value="0" calcext:value-type="float">
            <text:p>0</text:p>
          </table:table-cell>
          <table:table-cell table:style-name="ce23" office:value-type="float" office:value="342" calcext:value-type="float">
            <text:p>342</text:p>
          </table:table-cell>
          <table:table-cell table:style-name="ce23" office:value-type="float" office:value="502" calcext:value-type="float">
            <text:p>502</text:p>
          </table:table-cell>
          <table:table-cell table:number-columns-repeated="16329"/>
        </table:table-row>
        <table:table-row table:style-name="ro1">
          <table:table-cell/>
          <table:table-cell table:style-name="ce12" office:value-type="string" calcext:value-type="string">
            <text:p>Total Errors (SRS 50)</text:p>
          </table:table-cell>
          <table:table-cell table:style-name="ce12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0)</text:p>
          </table:table-cell>
          <table:table-cell table:number-columns-repeated="17"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31" calcext:value-type="float">
            <text:p>31</text:p>
          </table:table-cell>
          <table:table-cell table:style-name="ce23" table:number-columns-repeated="29"/>
          <table:table-cell table:style-name="ce23" office:value-type="float" office:value="456" calcext:value-type="float">
            <text:p>456</text:p>
          </table:table-cell>
          <table:table-cell table:style-name="ce23" office:value-type="float" office:value="497" calcext:value-type="float">
            <text:p>497</text:p>
          </table:table-cell>
          <table:table-cell table:style-name="ce23" office:value-type="float" office:value="512" calcext:value-type="float">
            <text:p>512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00)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office:value-type="float" office:value="252" calcext:value-type="float">
            <text:p>252</text:p>
          </table:table-cell>
          <table:table-cell table:style-name="ce23" office:value-type="float" office:value="337" calcext:value-type="float">
            <text:p>337</text:p>
          </table:table-cell>
          <table:table-cell table:style-name="ce23" office:value-type="float" office:value="384" calcext:value-type="float">
            <text:p>384</text:p>
          </table:table-cell>
          <table:table-cell table:style-name="ce23" office:value-type="float" office:value="417" calcext:value-type="float">
            <text:p>417</text:p>
          </table:table-cell>
          <table:table-cell table:style-name="ce23" office:value-type="float" office:value="463" calcext:value-type="float">
            <text:p>463</text:p>
          </table:table-cell>
          <table:table-cell table:style-name="ce23" office:value-type="float" office:value="470" calcext:value-type="float">
            <text:p>470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499" calcext:value-type="float">
            <text:p>499</text:p>
          </table:table-cell>
          <table:table-cell table:style-name="ce23" office:value-type="float" office:value="504" calcext:value-type="float">
            <text:p>504</text:p>
          </table:table-cell>
          <table:table-cell table:style-name="ce23" office:value-type="float" office:value="509" calcext:value-type="float">
            <text:p>509</text:p>
          </table:table-cell>
          <table:table-cell table:style-name="ce23" office:value-type="float" office:value="496" calcext:value-type="float">
            <text:p>496</text:p>
          </table:table-cell>
          <table:table-cell table:style-name="ce23" office:value-type="float" office:value="507" calcext:value-type="float">
            <text:p>507</text:p>
          </table:table-cell>
          <table:table-cell table:style-name="ce23" table:number-columns-repeated="29"/>
          <table:table-cell table:style-name="ce23" office:value-type="float" office:value="500" calcext:value-type="float">
            <text:p>500</text:p>
          </table:table-cell>
          <table:table-cell table:number-columns-repeated="2" table:style-name="ce23" office:value-type="float" office:value="515" calcext:value-type="float">
            <text:p>515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<text:s/></text:p>
          </table:table-cell>
          <table:table-cell table:style-name="ce23" table:number-columns-repeated="53"/>
          <table:table-cell table:number-columns-repeated="16329"/>
        </table:table-row>
        <table:table-row table:style-name="ro1">
          <table:table-cell/>
          <table:table-cell table:style-name="ce23" table:number-columns-repeated="54"/>
          <table:table-cell table:number-columns-repeated="16329"/>
        </table:table-row>
        <table:table-row table:style-name="ro1">
          <table:table-cell/>
          <table:table-cell table:style-name="ce13" table:number-columns-repeated="54"/>
          <table:table-cell table:number-columns-repeated="16329"/>
        </table:table-row>
        <table:table-row table:style-name="ro1">
          <table:table-cell/>
          <table:table-cell table:style-name="ce23" table:number-columns-repeated="54"/>
          <table:table-cell table:number-columns-repeated="16329"/>
        </table:table-row>
        <table:table-row table:style-name="ro1" table:number-rows-repeated="20">
          <table:table-cell/>
          <table:table-cell table:style-name="Default" table:number-columns-repeated="15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 table:number-rows-repeated="18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lowgraph Data Baseline Air" table:style-name="ta1">
        <office:forms form:automatic-focus="false" form:apply-design-mode="false"/>
        <table:shapes>
          <draw:frame draw:z-index="0" draw:style-name="gr1" draw:text-style-name="P1" svg:width="32.306cm" svg:height="21.647cm" svg:x="15.351cm" svg:y="15.492cm">
            <draw:object draw:notify-on-update-of-ranges="'Flowgraph Data Baseline Air'.C10:'Flowgraph Data Baseline Air'.BC10 'Flowgraph Data Baseline Air'.B10:'Flowgraph Data Baseline Air'.B10 'Flowgraph Data Baseline Air'.C4:'Flowgraph Data Baseline Air'.BC4 'Flowgraph Data Baseline Air'.C11:'Flowgraph Data Baseline Air'.BC11 'Flowgraph Data Baseline Air'.B11:'Flowgraph Data Baseline Air'.B11 'Flowgraph Data Baseline Air'.C5:'Flowgraph Data Baseline Air'.BC5 'Flowgraph Data Baseline Air'.C13:'Flowgraph Data Baseline Air'.BC13 'Flowgraph Data Baseline Air'.B13:'Flowgraph Data Baseline Air'.B13 'Flowgraph Data Baseline Air'.C7:'Flowgraph Data Baseline Air'.BC7 'Flowgraph Data Baseline Air'.C14:'Flowgraph Data Baseline Air'.BC14 'Flowgraph Data Baseline Air'.B14:'Flowgraph Data Baseline Air'.B14 'Flowgraph Data Baseline Air'.C8:'Flowgraph Data Baseline Air'.BC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2" table:default-cell-style-name="ce1"/>
        <table:table-column table:style-name="co4" table:number-columns-repeated="4" table:default-cell-style-name="ce1"/>
        <table:table-column table:style-name="co6" table:number-columns-repeated="2" table:default-cell-style-name="ce1"/>
        <table:table-column table:style-name="co1" table:number-columns-repeated="7" table:default-cell-style-name="Default"/>
        <table:table-column table:style-name="co1" table:visibility="collapse" table:number-columns-repeated="29" table:default-cell-style-name="Default"/>
        <table:table-column table:style-name="co6" table:number-columns-repeated="3" table:default-cell-style-name="ce1"/>
        <table:table-column table:style-name="co1" table:number-columns-repeated="16329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 table:number-columns-spanned="54" table:number-rows-spanned="1">
            <text:p><text:span text:style-name="T1">Flow Graph Data Baseline Air = 1 OOK BER vs SNR</text:span></text:p>
            <text:p>ook_tx_rx-40KHz-10sps</text:p>
          </table:table-cell>
          <table:covered-table-cell table:number-columns-repeated="53" table:style-name="ce5"/>
          <table:table-cell table:number-columns-repeated="16329"/>
        </table:table-row>
        <table:table-row table:style-name="ro3">
          <table:table-cell/>
          <table:table-cell table:style-name="ce3" office:value-type="string" calcext:value-type="string">
            <text:p>OOK Simulator Test using Noise volt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 (Sym_Rate 1)</text:p>
          </table:table-cell>
          <table:table-cell table:number-columns-repeated="21" table:style-name="ce40" office:value-type="float" office:value="0.0001" calcext:value-type="float">
            <text:p>1.00E-04</text:p>
          </table:table-cell>
          <table:table-cell table:style-name="ce15" table:number-columns-repeated="29"/>
          <table:table-cell table:style-name="ce40" office:value-type="float" office:value="0.0001" calcext:value-type="float">
            <text:p>1.00E-04</text:p>
          </table:table-cell>
          <table:table-cell table:style-name="ce40" office:value-type="float" office:value="0.003" calcext:value-type="float">
            <text:p>3.00E-03</text:p>
          </table:table-cell>
          <table:table-cell table:style-name="ce40" office:value-type="float" office:value="0.031" calcext:value-type="float">
            <text:p>3.10E-02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 (Sym_Rate 10)</text:p>
          </table:table-cell>
          <table:table-cell table:number-columns-repeated="21" table:style-name="ce40" office:value-type="float" office:value="0.0001" calcext:value-type="float">
            <text:p>1.00E-04</text:p>
          </table:table-cell>
          <table:table-cell table:style-name="ce41" table:number-columns-repeated="29"/>
          <table:table-cell table:style-name="ce40" office:value-type="float" office:value="0.001" calcext:value-type="float">
            <text:p>1.00E-03</text:p>
          </table:table-cell>
          <table:table-cell table:style-name="ce40" office:value-type="float" office:value="0.347" calcext:value-type="float">
            <text:p>3.47E-01</text:p>
          </table:table-cell>
          <table:table-cell table:style-name="ce40" office:value-type="float" office:value="0.511" calcext:value-type="float">
            <text:p>5.11E-01</text:p>
          </table:table-cell>
          <table:table-cell table:number-columns-repeated="16329"/>
        </table:table-row>
        <table:table-row table:style-name="ro4">
          <table:table-cell/>
          <table:table-cell table:style-name="ce8" office:value-type="string" calcext:value-type="string">
            <text:p>BER value (SRS 50)*50</text:p>
          </table:table-cell>
          <table:table-cell table:number-columns-repeated="21" table:style-name="ce17" office:value-type="float" office:value="0.00001" calcext:value-type="float">
            <text:p>1.00E-05</text:p>
          </table:table-cell>
          <table:table-cell table:style-name="ce12" table:number-columns-repeated="29"/>
          <table:table-cell table:style-name="ce17" office:value-type="float" office:value="0.003" calcext:value-type="float">
            <text:p>3.00E-03</text:p>
          </table:table-cell>
          <table:table-cell table:style-name="ce17" office:value-type="float" office:value="0.0324" calcext:value-type="float">
            <text:p>3.24E-02</text:p>
          </table:table-cell>
          <table:table-cell table:style-name="ce17" office:value-type="float" office:value="0.0495" calcext:value-type="float">
            <text:p>4.95E-02</text:p>
          </table:table-cell>
          <table:table-cell table:number-columns-repeated="16329"/>
        </table:table-row>
        <table:table-row table:style-name="ro5">
          <table:table-cell/>
          <table:table-cell table:style-name="ce4" office:value-type="string" calcext:value-type="string">
            <text:p>BER value (Sym_Rate100)</text:p>
          </table:table-cell>
          <table:table-cell table:number-columns-repeated="15" table:style-name="ce40" office:value-type="float" office:value="0.0001" calcext:value-type="float">
            <text:p>1.00E-04</text:p>
          </table:table-cell>
          <table:table-cell table:style-name="ce40" office:value-type="float" office:value="0.002" calcext:value-type="float">
            <text:p>2.00E-03</text:p>
          </table:table-cell>
          <table:table-cell table:style-name="ce40" office:value-type="float" office:value="0.005" calcext:value-type="float">
            <text:p>5.00E-03</text:p>
          </table:table-cell>
          <table:table-cell table:style-name="ce40" office:value-type="float" office:value="0.007" calcext:value-type="float">
            <text:p>7.00E-03</text:p>
          </table:table-cell>
          <table:table-cell table:style-name="ce40" office:value-type="float" office:value="0.014" calcext:value-type="float">
            <text:p>1.40E-02</text:p>
          </table:table-cell>
          <table:table-cell table:style-name="ce40" office:value-type="float" office:value="0.024" calcext:value-type="float">
            <text:p>2.40E-02</text:p>
          </table:table-cell>
          <table:table-cell table:style-name="ce40" office:value-type="float" office:value="0.054" calcext:value-type="float">
            <text:p>5.40E-02</text:p>
          </table:table-cell>
          <table:table-cell table:style-name="ce23" table:number-columns-repeated="29"/>
          <table:table-cell table:style-name="ce40" office:value-type="float" office:value="0.485" calcext:value-type="float">
            <text:p>4.85E-01</text:p>
          </table:table-cell>
          <table:table-cell table:style-name="ce40" office:value-type="float" office:value="0.49" calcext:value-type="float">
            <text:p>4.90E-01</text:p>
          </table:table-cell>
          <table:table-cell table:style-name="ce40" office:value-type="float" office:value="0.517" calcext:value-type="float">
            <text:p>5.17E-01</text:p>
          </table:table-cell>
          <table:table-cell table:number-columns-repeated="16329"/>
        </table:table-row>
        <table:table-row table:style-name="ro3">
          <table:table-cell/>
          <table:table-cell table:style-name="ce4" office:value-type="string" calcext:value-type="string">
            <text:p>BER value (Sym_Rate1000)</text:p>
          </table:table-cell>
          <table:table-cell table:number-columns-repeated="4" table:style-name="ce40" office:value-type="float" office:value="0.0001" calcext:value-type="float">
            <text:p>1.00E-04</text:p>
          </table:table-cell>
          <table:table-cell table:style-name="ce40" office:value-type="float" office:value="0.001" calcext:value-type="float">
            <text:p>1.00E-03</text:p>
          </table:table-cell>
          <table:table-cell table:style-name="ce40" office:value-type="float" office:value="0.003" calcext:value-type="float">
            <text:p>3.00E-03</text:p>
          </table:table-cell>
          <table:table-cell table:style-name="ce40" office:value-type="float" office:value="0.02" calcext:value-type="float">
            <text:p>2.00E-02</text:p>
          </table:table-cell>
          <table:table-cell table:style-name="ce40" office:value-type="float" office:value="0.07" calcext:value-type="float">
            <text:p>7.00E-02</text:p>
          </table:table-cell>
          <table:table-cell table:style-name="ce40" office:value-type="float" office:value="0.15" calcext:value-type="float">
            <text:p>1.50E-01</text:p>
          </table:table-cell>
          <table:table-cell table:style-name="ce40" office:value-type="float" office:value="0.245" calcext:value-type="float">
            <text:p>2.45E-01</text:p>
          </table:table-cell>
          <table:table-cell table:style-name="ce40" office:value-type="float" office:value="0.344" calcext:value-type="float">
            <text:p>3.44E-01</text:p>
          </table:table-cell>
          <table:table-cell table:style-name="ce40" office:value-type="float" office:value="0.37" calcext:value-type="float">
            <text:p>3.70E-01</text:p>
          </table:table-cell>
          <table:table-cell table:style-name="ce40" office:value-type="float" office:value="0.424" calcext:value-type="float">
            <text:p>4.24E-01</text:p>
          </table:table-cell>
          <table:table-cell table:style-name="ce40" office:value-type="float" office:value="0.438" calcext:value-type="float">
            <text:p>4.38E-01</text:p>
          </table:table-cell>
          <table:table-cell table:style-name="ce40" office:value-type="float" office:value="0.446" calcext:value-type="float">
            <text:p>4.46E-01</text:p>
          </table:table-cell>
          <table:table-cell table:style-name="ce40" office:value-type="float" office:value="0.464" calcext:value-type="float">
            <text:p>4.64E-01</text:p>
          </table:table-cell>
          <table:table-cell table:style-name="ce40" office:value-type="float" office:value="0.485" calcext:value-type="float">
            <text:p>4.85E-01</text:p>
          </table:table-cell>
          <table:table-cell table:style-name="ce40" office:value-type="float" office:value="0.495" calcext:value-type="float">
            <text:p>4.95E-01</text:p>
          </table:table-cell>
          <table:table-cell table:style-name="ce40" office:value-type="float" office:value="0.487" calcext:value-type="float">
            <text:p>4.87E-01</text:p>
          </table:table-cell>
          <table:table-cell table:style-name="ce40" office:value-type="float" office:value="0.493" calcext:value-type="float">
            <text:p>4.93E-01</text:p>
          </table:table-cell>
          <table:table-cell table:style-name="ce40" office:value-type="float" office:value="0.489" calcext:value-type="float">
            <text:p>4.89E-01</text:p>
          </table:table-cell>
          <table:table-cell table:style-name="ce23" table:number-columns-repeated="29"/>
          <table:table-cell table:style-name="ce40" office:value-type="float" office:value="0.49" calcext:value-type="float">
            <text:p>4.90E-01</text:p>
          </table:table-cell>
          <table:table-cell table:style-name="ce40" office:value-type="float" office:value="0.509" calcext:value-type="float">
            <text:p>5.09E-01</text:p>
          </table:table-cell>
          <table:table-cell table:style-name="ce40" office:value-type="float" office:value="0.505" calcext:value-type="float">
            <text:p>5.05E-01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21"/>
          <table:table-cell table:style-name="ce23" table:number-columns-repeated="32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23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23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8" office:value-type="string" calcext:value-type="string">
            <text:p>SNR in dB (SRS 50)</text:p>
          </table:table-cell>
          <table:table-cell table:number-columns-repeated="2" table:style-name="ce19" office:value-type="float" office:value="20" calcext:value-type="float">
            <text:p>20</text:p>
          </table:table-cell>
          <table:table-cell table:style-name="ce19" office:value-type="float" office:value="13.98" calcext:value-type="float">
            <text:p>13.98</text:p>
          </table:table-cell>
          <table:table-cell table:style-name="ce19" office:value-type="float" office:value="10.46" calcext:value-type="float">
            <text:p>10.46</text:p>
          </table:table-cell>
          <table:table-cell table:style-name="ce19" office:value-type="float" office:value="7.96" calcext:value-type="float">
            <text:p>7.96</text:p>
          </table:table-cell>
          <table:table-cell table:style-name="ce19" office:value-type="float" office:value="6.02" calcext:value-type="float">
            <text:p>6.02</text:p>
          </table:table-cell>
          <table:table-cell table:style-name="ce19" office:value-type="float" office:value="4.44" calcext:value-type="float">
            <text:p>4.44</text:p>
          </table:table-cell>
          <table:table-cell table:style-name="ce19" office:value-type="float" office:value="3.1" calcext:value-type="float">
            <text:p>3.1</text:p>
          </table:table-cell>
          <table:table-cell table:style-name="ce19" office:value-type="float" office:value="1.94" calcext:value-type="float">
            <text:p>1.94</text:p>
          </table:table-cell>
          <table:table-cell table:style-name="ce19" office:value-type="float" office:value="0.915" calcext:value-type="float">
            <text:p>0.91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83" calcext:value-type="float">
            <text:p>-0.83</text:p>
          </table:table-cell>
          <table:table-cell table:style-name="ce19" office:value-type="float" office:value="-1.58" calcext:value-type="float">
            <text:p>-1.58</text:p>
          </table:table-cell>
          <table:table-cell table:style-name="ce19" office:value-type="float" office:value="-2.28" calcext:value-type="float">
            <text:p>-2.28</text:p>
          </table:table-cell>
          <table:table-cell table:style-name="ce19" office:value-type="float" office:value="-2.92" calcext:value-type="float">
            <text:p>-2.92</text:p>
          </table:table-cell>
          <table:table-cell table:style-name="ce19" office:value-type="float" office:value="-3.52" calcext:value-type="float">
            <text:p>-3.52</text:p>
          </table:table-cell>
          <table:table-cell table:style-name="ce19" office:value-type="float" office:value="-4.08" calcext:value-type="float">
            <text:p>-4.08</text:p>
          </table:table-cell>
          <table:table-cell table:style-name="ce19" office:value-type="float" office:value="-4.61" calcext:value-type="float">
            <text:p>-4.61</text:p>
          </table:table-cell>
          <table:table-cell table:style-name="ce19" office:value-type="float" office:value="-5.1" calcext:value-type="float">
            <text:p>-5.1</text:p>
          </table:table-cell>
          <table:table-cell table:style-name="ce19" office:value-type="float" office:value="-5.57" calcext:value-type="float">
            <text:p>-5.57</text:p>
          </table:table-cell>
          <table:table-cell table:style-name="ce19" office:value-type="float" office:value="-6.02" calcext:value-type="float">
            <text:p>-6.02</text:p>
          </table:table-cell>
          <table:table-cell table:style-name="ce19" table:number-columns-repeated="29"/>
          <table:table-cell table:style-name="ce19" office:value-type="float" office:value="-13.97" calcext:value-type="float">
            <text:p>-13.97</text:p>
          </table:table-cell>
          <table:table-cell table:style-name="ce19" office:value-type="float" office:value="-20" calcext:value-type="float">
            <text:p>-20</text:p>
          </table:table-cell>
          <table:table-cell table:style-name="ce19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0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10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00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10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Noise voltag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)</text:p>
          </table:table-cell>
          <table:table-cell table:number-columns-repeated="21" table:style-name="ce23" office:value-type="float" office:value="0" calcext:value-type="float">
            <text:p>0</text:p>
          </table:table-cell>
          <table:table-cell table:style-name="ce23" table:number-columns-repeated="29"/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31" calcext:value-type="float">
            <text:p>31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)</text:p>
          </table:table-cell>
          <table:table-cell table:number-columns-repeated="21" table:style-name="ce23" office:value-type="float" office:value="0" calcext:value-type="float">
            <text:p>0</text:p>
          </table:table-cell>
          <table:table-cell table:style-name="ce23" table:number-columns-repeated="29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47" calcext:value-type="float">
            <text:p>347</text:p>
          </table:table-cell>
          <table:table-cell table:style-name="ce23" office:value-type="float" office:value="511" calcext:value-type="float">
            <text:p>511</text:p>
          </table:table-cell>
          <table:table-cell table:number-columns-repeated="16329"/>
        </table:table-row>
        <table:table-row table:style-name="ro1">
          <table:table-cell/>
          <table:table-cell table:style-name="ce12" office:value-type="string" calcext:value-type="string">
            <text:p>Total Errors (SRS 50)</text:p>
          </table:table-cell>
          <table:table-cell table:style-name="ce12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0)</text:p>
          </table:table-cell>
          <table:table-cell table:number-columns-repeated="15"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54" calcext:value-type="float">
            <text:p>54</text:p>
          </table:table-cell>
          <table:table-cell table:style-name="ce23" table:number-columns-repeated="29"/>
          <table:table-cell table:style-name="ce23" office:value-type="float" office:value="485" calcext:value-type="float">
            <text:p>485</text:p>
          </table:table-cell>
          <table:table-cell table:style-name="ce23" office:value-type="float" office:value="490" calcext:value-type="float">
            <text:p>490</text:p>
          </table:table-cell>
          <table:table-cell table:style-name="ce23" office:value-type="float" office:value="517" calcext:value-type="float">
            <text:p>517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00)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245" calcext:value-type="float">
            <text:p>245</text:p>
          </table:table-cell>
          <table:table-cell table:style-name="ce23" office:value-type="float" office:value="344" calcext:value-type="float">
            <text:p>344</text:p>
          </table:table-cell>
          <table:table-cell table:style-name="ce23" office:value-type="float" office:value="370" calcext:value-type="float">
            <text:p>370</text:p>
          </table:table-cell>
          <table:table-cell table:style-name="ce23" office:value-type="float" office:value="424" calcext:value-type="float">
            <text:p>424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446" calcext:value-type="float">
            <text:p>446</text:p>
          </table:table-cell>
          <table:table-cell table:style-name="ce23" office:value-type="float" office:value="464" calcext:value-type="float">
            <text:p>464</text:p>
          </table:table-cell>
          <table:table-cell table:style-name="ce23" office:value-type="float" office:value="485" calcext:value-type="float">
            <text:p>485</text:p>
          </table:table-cell>
          <table:table-cell table:style-name="ce23" office:value-type="float" office:value="495" calcext:value-type="float">
            <text:p>495</text:p>
          </table:table-cell>
          <table:table-cell table:style-name="ce23" office:value-type="float" office:value="487" calcext:value-type="float">
            <text:p>487</text:p>
          </table:table-cell>
          <table:table-cell table:style-name="ce23" office:value-type="float" office:value="493" calcext:value-type="float">
            <text:p>493</text:p>
          </table:table-cell>
          <table:table-cell table:style-name="ce23" office:value-type="float" office:value="489" calcext:value-type="float">
            <text:p>489</text:p>
          </table:table-cell>
          <table:table-cell table:style-name="ce23" table:number-columns-repeated="29"/>
          <table:table-cell table:style-name="ce23" office:value-type="float" office:value="490" calcext:value-type="float">
            <text:p>490</text:p>
          </table:table-cell>
          <table:table-cell table:style-name="ce23" office:value-type="float" office:value="509" calcext:value-type="float">
            <text:p>509</text:p>
          </table:table-cell>
          <table:table-cell table:style-name="ce23" office:value-type="float" office:value="505" calcext:value-type="float">
            <text:p>505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<text:s/></text:p>
          </table:table-cell>
          <table:table-cell table:style-name="ce23" table:number-columns-repeated="53"/>
          <table:table-cell table:number-columns-repeated="16329"/>
        </table:table-row>
        <table:table-row table:style-name="ro1">
          <table:table-cell/>
          <table:table-cell table:style-name="ce23" table:number-columns-repeated="54"/>
          <table:table-cell table:number-columns-repeated="16329"/>
        </table:table-row>
        <table:table-row table:style-name="ro1">
          <table:table-cell/>
          <table:table-cell table:style-name="ce13" table:number-columns-repeated="54"/>
          <table:table-cell table:number-columns-repeated="16329"/>
        </table:table-row>
        <table:table-row table:style-name="ro1">
          <table:table-cell/>
          <table:table-cell table:style-name="ce23" table:number-columns-repeated="54"/>
          <table:table-cell table:number-columns-repeated="16329"/>
        </table:table-row>
        <table:table-row table:style-name="ro1" table:number-rows-repeated="20">
          <table:table-cell/>
          <table:table-cell table:style-name="Default" table:number-columns-repeated="15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 table:number-rows-repeated="18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lowgraph Data SA 1" table:style-name="ta1">
        <office:forms form:automatic-focus="false" form:apply-design-mode="false"/>
        <table:shapes>
          <draw:frame draw:z-index="0" draw:style-name="gr1" draw:text-style-name="P1" svg:width="32.306cm" svg:height="21.647cm" svg:x="16.589cm" svg:y="16.124cm">
            <draw:object draw:notify-on-update-of-ranges="'Flowgraph Data SA 1'.C10:'Flowgraph Data SA 1'.BC10 'Flowgraph Data SA 1'.B10:'Flowgraph Data SA 1'.B10 'Flowgraph Data SA 1'.C4:'Flowgraph Data SA 1'.BC4 'Flowgraph Data SA 1'.C11:'Flowgraph Data SA 1'.BC11 'Flowgraph Data SA 1'.B11:'Flowgraph Data SA 1'.B11 'Flowgraph Data SA 1'.C5:'Flowgraph Data SA 1'.BC5 'Flowgraph Data SA 1'.C13:'Flowgraph Data SA 1'.BC13 'Flowgraph Data SA 1'.B13:'Flowgraph Data SA 1'.B13 'Flowgraph Data SA 1'.C7:'Flowgraph Data SA 1'.BC7 'Flowgraph Data SA 1'.C14:'Flowgraph Data SA 1'.BC14 'Flowgraph Data SA 1'.B14:'Flowgraph Data SA 1'.B14 'Flowgraph Data SA 1'.C8:'Flowgraph Data SA 1'.BC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2" table:default-cell-style-name="ce1"/>
        <table:table-column table:style-name="co4" table:number-columns-repeated="4" table:default-cell-style-name="ce1"/>
        <table:table-column table:style-name="co6" table:number-columns-repeated="2" table:default-cell-style-name="ce1"/>
        <table:table-column table:style-name="co1" table:number-columns-repeated="7" table:default-cell-style-name="Default"/>
        <table:table-column table:style-name="co1" table:visibility="collapse" table:number-columns-repeated="29" table:default-cell-style-name="Default"/>
        <table:table-column table:style-name="co6" table:number-columns-repeated="3" table:default-cell-style-name="ce1"/>
        <table:table-column table:style-name="co1" table:number-columns-repeated="16329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 table:number-columns-spanned="54" table:number-rows-spanned="1">
            <text:p><text:span text:style-name="T1">Flow Graph Data Steel=0.8 ~ Air=0.2 for OOK BER vs SNR</text:span></text:p>
            <text:p>ook_tx_rx-40KHz-10sps</text:p>
          </table:table-cell>
          <table:covered-table-cell table:number-columns-repeated="53" table:style-name="ce5"/>
          <table:table-cell table:number-columns-repeated="16329"/>
        </table:table-row>
        <table:table-row table:style-name="ro3">
          <table:table-cell/>
          <table:table-cell table:style-name="ce3" office:value-type="string" calcext:value-type="string">
            <text:p>OOK Simulator Test using Noise volt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 (Sym_Rate 1)</text:p>
          </table:table-cell>
          <table:table-cell table:number-columns-repeated="21" table:style-name="ce40" office:value-type="float" office:value="0.0001" calcext:value-type="float">
            <text:p>1.00E-04</text:p>
          </table:table-cell>
          <table:table-cell table:style-name="ce15" table:number-columns-repeated="29"/>
          <table:table-cell table:style-name="ce40" office:value-type="float" office:value="0.0001" calcext:value-type="float">
            <text:p>1.00E-04</text:p>
          </table:table-cell>
          <table:table-cell table:style-name="ce40" office:value-type="float" office:value="0.004" calcext:value-type="float">
            <text:p>4.00E-03</text:p>
          </table:table-cell>
          <table:table-cell table:style-name="ce40" office:value-type="float" office:value="0.031" calcext:value-type="float">
            <text:p>3.10E-02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 (Sym_Rate 10)</text:p>
          </table:table-cell>
          <table:table-cell table:number-columns-repeated="21" table:style-name="ce40" office:value-type="float" office:value="0.0001" calcext:value-type="float">
            <text:p>1.00E-04</text:p>
          </table:table-cell>
          <table:table-cell table:style-name="ce41" table:number-columns-repeated="29"/>
          <table:table-cell table:style-name="ce40" office:value-type="float" office:value="0.003" calcext:value-type="float">
            <text:p>3.00E-03</text:p>
          </table:table-cell>
          <table:table-cell table:style-name="ce40" office:value-type="float" office:value="0.074" calcext:value-type="float">
            <text:p>7.40E-02</text:p>
          </table:table-cell>
          <table:table-cell table:style-name="ce40" office:value-type="float" office:value="0.494" calcext:value-type="float">
            <text:p>4.94E-01</text:p>
          </table:table-cell>
          <table:table-cell table:number-columns-repeated="16329"/>
        </table:table-row>
        <table:table-row table:style-name="ro4">
          <table:table-cell/>
          <table:table-cell table:style-name="ce8" office:value-type="string" calcext:value-type="string">
            <text:p>BER value (SRS 50)*50</text:p>
          </table:table-cell>
          <table:table-cell table:number-columns-repeated="21" table:style-name="ce17" office:value-type="float" office:value="0.00001" calcext:value-type="float">
            <text:p>1.00E-05</text:p>
          </table:table-cell>
          <table:table-cell table:style-name="ce12" table:number-columns-repeated="29"/>
          <table:table-cell table:style-name="ce17" office:value-type="float" office:value="0.003" calcext:value-type="float">
            <text:p>3.00E-03</text:p>
          </table:table-cell>
          <table:table-cell table:style-name="ce17" office:value-type="float" office:value="0.0324" calcext:value-type="float">
            <text:p>3.24E-02</text:p>
          </table:table-cell>
          <table:table-cell table:style-name="ce17" office:value-type="float" office:value="0.0495" calcext:value-type="float">
            <text:p>4.95E-02</text:p>
          </table:table-cell>
          <table:table-cell table:number-columns-repeated="16329"/>
        </table:table-row>
        <table:table-row table:style-name="ro5">
          <table:table-cell/>
          <table:table-cell table:style-name="ce4" office:value-type="string" calcext:value-type="string">
            <text:p>BER value (Sym_Rate100)</text:p>
          </table:table-cell>
          <table:table-cell table:number-columns-repeated="14" table:style-name="ce40" office:value-type="float" office:value="0.0001" calcext:value-type="float">
            <text:p>1.00E-04</text:p>
          </table:table-cell>
          <table:table-cell table:style-name="ce40" office:value-type="float" office:value="0.001" calcext:value-type="float">
            <text:p>1.00E-03</text:p>
          </table:table-cell>
          <table:table-cell table:style-name="ce40" office:value-type="float" office:value="0.002" calcext:value-type="float">
            <text:p>2.00E-03</text:p>
          </table:table-cell>
          <table:table-cell table:style-name="ce40" office:value-type="float" office:value="0.003" calcext:value-type="float">
            <text:p>3.00E-03</text:p>
          </table:table-cell>
          <table:table-cell table:style-name="ce40" office:value-type="float" office:value="0.004" calcext:value-type="float">
            <text:p>4.00E-03</text:p>
          </table:table-cell>
          <table:table-cell table:style-name="ce40" office:value-type="float" office:value="0.007" calcext:value-type="float">
            <text:p>7.00E-03</text:p>
          </table:table-cell>
          <table:table-cell table:style-name="ce40" office:value-type="float" office:value="0.009" calcext:value-type="float">
            <text:p>9.00E-03</text:p>
          </table:table-cell>
          <table:table-cell table:style-name="ce40" office:value-type="float" office:value="0.012" calcext:value-type="float">
            <text:p>1.20E-02</text:p>
          </table:table-cell>
          <table:table-cell table:style-name="ce23" table:number-columns-repeated="29"/>
          <table:table-cell table:style-name="ce40" office:value-type="float" office:value="0.442" calcext:value-type="float">
            <text:p>4.42E-01</text:p>
          </table:table-cell>
          <table:table-cell table:style-name="ce40" office:value-type="float" office:value="0.499" calcext:value-type="float">
            <text:p>4.99E-01</text:p>
          </table:table-cell>
          <table:table-cell table:style-name="ce40" office:value-type="float" office:value="0.513" calcext:value-type="float">
            <text:p>5.13E-01</text:p>
          </table:table-cell>
          <table:table-cell table:number-columns-repeated="16329"/>
        </table:table-row>
        <table:table-row table:style-name="ro3">
          <table:table-cell/>
          <table:table-cell table:style-name="ce4" office:value-type="string" calcext:value-type="string">
            <text:p>BER value (Sym_Rate1000)</text:p>
          </table:table-cell>
          <table:table-cell table:number-columns-repeated="4" table:style-name="ce40" office:value-type="float" office:value="0.0001" calcext:value-type="float">
            <text:p>1.00E-04</text:p>
          </table:table-cell>
          <table:table-cell table:style-name="ce40" office:value-type="float" office:value="0.002" calcext:value-type="float">
            <text:p>2.00E-03</text:p>
          </table:table-cell>
          <table:table-cell table:style-name="ce40" office:value-type="float" office:value="0.005" calcext:value-type="float">
            <text:p>5.00E-03</text:p>
          </table:table-cell>
          <table:table-cell table:style-name="ce40" office:value-type="float" office:value="0.019" calcext:value-type="float">
            <text:p>1.90E-02</text:p>
          </table:table-cell>
          <table:table-cell table:style-name="ce40" office:value-type="float" office:value="0.052" calcext:value-type="float">
            <text:p>5.20E-02</text:p>
          </table:table-cell>
          <table:table-cell table:style-name="ce40" office:value-type="float" office:value="0.096" calcext:value-type="float">
            <text:p>9.60E-02</text:p>
          </table:table-cell>
          <table:table-cell table:style-name="ce40" office:value-type="float" office:value="0.159" calcext:value-type="float">
            <text:p>1.59E-01</text:p>
          </table:table-cell>
          <table:table-cell table:style-name="ce40" office:value-type="float" office:value="0.232" calcext:value-type="float">
            <text:p>2.32E-01</text:p>
          </table:table-cell>
          <table:table-cell table:style-name="ce40" office:value-type="float" office:value="0.303" calcext:value-type="float">
            <text:p>3.03E-01</text:p>
          </table:table-cell>
          <table:table-cell table:style-name="ce40" office:value-type="float" office:value="0.364" calcext:value-type="float">
            <text:p>3.64E-01</text:p>
          </table:table-cell>
          <table:table-cell table:style-name="ce40" office:value-type="float" office:value="0.39" calcext:value-type="float">
            <text:p>3.90E-01</text:p>
          </table:table-cell>
          <table:table-cell table:style-name="ce40" office:value-type="float" office:value="0.43" calcext:value-type="float">
            <text:p>4.30E-01</text:p>
          </table:table-cell>
          <table:table-cell table:style-name="ce40" office:value-type="float" office:value="0.462" calcext:value-type="float">
            <text:p>4.62E-01</text:p>
          </table:table-cell>
          <table:table-cell table:style-name="ce40" office:value-type="float" office:value="0.464" calcext:value-type="float">
            <text:p>4.64E-01</text:p>
          </table:table-cell>
          <table:table-cell table:style-name="ce40" office:value-type="float" office:value="0.481" calcext:value-type="float">
            <text:p>4.81E-01</text:p>
          </table:table-cell>
          <table:table-cell table:style-name="ce40" office:value-type="float" office:value="0.469" calcext:value-type="float">
            <text:p>4.69E-01</text:p>
          </table:table-cell>
          <table:table-cell table:style-name="ce40" office:value-type="float" office:value="0.495" calcext:value-type="float">
            <text:p>4.95E-01</text:p>
          </table:table-cell>
          <table:table-cell table:style-name="ce40" office:value-type="float" office:value="0.508" calcext:value-type="float">
            <text:p>5.08E-01</text:p>
          </table:table-cell>
          <table:table-cell table:style-name="ce23" table:number-columns-repeated="29"/>
          <table:table-cell table:style-name="ce40" office:value-type="float" office:value="0.534" calcext:value-type="float">
            <text:p>5.34E-01</text:p>
          </table:table-cell>
          <table:table-cell table:style-name="ce40" office:value-type="float" office:value="0.51" calcext:value-type="float">
            <text:p>5.10E-01</text:p>
          </table:table-cell>
          <table:table-cell table:style-name="ce40" office:value-type="float" office:value="0.513" calcext:value-type="float">
            <text:p>5.13E-01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21"/>
          <table:table-cell table:style-name="ce23" table:number-columns-repeated="32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23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23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8" office:value-type="string" calcext:value-type="string">
            <text:p>SNR in dB (SRS 50)</text:p>
          </table:table-cell>
          <table:table-cell table:number-columns-repeated="2" table:style-name="ce19" office:value-type="float" office:value="20" calcext:value-type="float">
            <text:p>20</text:p>
          </table:table-cell>
          <table:table-cell table:style-name="ce19" office:value-type="float" office:value="13.98" calcext:value-type="float">
            <text:p>13.98</text:p>
          </table:table-cell>
          <table:table-cell table:style-name="ce19" office:value-type="float" office:value="10.46" calcext:value-type="float">
            <text:p>10.46</text:p>
          </table:table-cell>
          <table:table-cell table:style-name="ce19" office:value-type="float" office:value="7.96" calcext:value-type="float">
            <text:p>7.96</text:p>
          </table:table-cell>
          <table:table-cell table:style-name="ce19" office:value-type="float" office:value="6.02" calcext:value-type="float">
            <text:p>6.02</text:p>
          </table:table-cell>
          <table:table-cell table:style-name="ce19" office:value-type="float" office:value="4.44" calcext:value-type="float">
            <text:p>4.44</text:p>
          </table:table-cell>
          <table:table-cell table:style-name="ce19" office:value-type="float" office:value="3.1" calcext:value-type="float">
            <text:p>3.1</text:p>
          </table:table-cell>
          <table:table-cell table:style-name="ce19" office:value-type="float" office:value="1.94" calcext:value-type="float">
            <text:p>1.94</text:p>
          </table:table-cell>
          <table:table-cell table:style-name="ce19" office:value-type="float" office:value="0.915" calcext:value-type="float">
            <text:p>0.91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83" calcext:value-type="float">
            <text:p>-0.83</text:p>
          </table:table-cell>
          <table:table-cell table:style-name="ce19" office:value-type="float" office:value="-1.58" calcext:value-type="float">
            <text:p>-1.58</text:p>
          </table:table-cell>
          <table:table-cell table:style-name="ce19" office:value-type="float" office:value="-2.28" calcext:value-type="float">
            <text:p>-2.28</text:p>
          </table:table-cell>
          <table:table-cell table:style-name="ce19" office:value-type="float" office:value="-2.92" calcext:value-type="float">
            <text:p>-2.92</text:p>
          </table:table-cell>
          <table:table-cell table:style-name="ce19" office:value-type="float" office:value="-3.52" calcext:value-type="float">
            <text:p>-3.52</text:p>
          </table:table-cell>
          <table:table-cell table:style-name="ce19" office:value-type="float" office:value="-4.08" calcext:value-type="float">
            <text:p>-4.08</text:p>
          </table:table-cell>
          <table:table-cell table:style-name="ce19" office:value-type="float" office:value="-4.61" calcext:value-type="float">
            <text:p>-4.61</text:p>
          </table:table-cell>
          <table:table-cell table:style-name="ce19" office:value-type="float" office:value="-5.1" calcext:value-type="float">
            <text:p>-5.1</text:p>
          </table:table-cell>
          <table:table-cell table:style-name="ce19" office:value-type="float" office:value="-5.57" calcext:value-type="float">
            <text:p>-5.57</text:p>
          </table:table-cell>
          <table:table-cell table:style-name="ce19" office:value-type="float" office:value="-6.02" calcext:value-type="float">
            <text:p>-6.02</text:p>
          </table:table-cell>
          <table:table-cell table:style-name="ce19" table:number-columns-repeated="29"/>
          <table:table-cell table:style-name="ce19" office:value-type="float" office:value="-13.97" calcext:value-type="float">
            <text:p>-13.97</text:p>
          </table:table-cell>
          <table:table-cell table:style-name="ce19" office:value-type="float" office:value="-20" calcext:value-type="float">
            <text:p>-20</text:p>
          </table:table-cell>
          <table:table-cell table:style-name="ce19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0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10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00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10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Noise voltag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)</text:p>
          </table:table-cell>
          <table:table-cell table:number-columns-repeated="21" table:style-name="ce23" office:value-type="float" office:value="0" calcext:value-type="float">
            <text:p>0</text:p>
          </table:table-cell>
          <table:table-cell table:style-name="ce23" table:number-columns-repeated="29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)</text:p>
          </table:table-cell>
          <table:table-cell table:number-columns-repeated="21" table:style-name="ce23" office:value-type="float" office:value="0" calcext:value-type="float">
            <text:p>0</text:p>
          </table:table-cell>
          <table:table-cell table:style-name="ce23" table:number-columns-repeated="29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494" calcext:value-type="float">
            <text:p>494</text:p>
          </table:table-cell>
          <table:table-cell table:number-columns-repeated="16329"/>
        </table:table-row>
        <table:table-row table:style-name="ro1">
          <table:table-cell/>
          <table:table-cell table:style-name="ce12" office:value-type="string" calcext:value-type="string">
            <text:p>Total Errors (SRS 50)</text:p>
          </table:table-cell>
          <table:table-cell table:style-name="ce12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0)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29"/>
          <table:table-cell table:style-name="ce23" office:value-type="float" office:value="442" calcext:value-type="float">
            <text:p>442</text:p>
          </table:table-cell>
          <table:table-cell table:style-name="ce23" office:value-type="float" office:value="499" calcext:value-type="float">
            <text:p>499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00)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303" calcext:value-type="float">
            <text:p>303</text:p>
          </table:table-cell>
          <table:table-cell table:style-name="ce13" office:value-type="float" office:value="364" calcext:value-type="float">
            <text:p>364</text:p>
          </table:table-cell>
          <table:table-cell table:style-name="ce13" office:value-type="float" office:value="390" calcext:value-type="float">
            <text:p>390</text:p>
          </table:table-cell>
          <table:table-cell table:style-name="ce13" office:value-type="float" office:value="430" calcext:value-type="float">
            <text:p>430</text:p>
          </table:table-cell>
          <table:table-cell table:style-name="ce13" office:value-type="float" office:value="462" calcext:value-type="float">
            <text:p>462</text:p>
          </table:table-cell>
          <table:table-cell table:style-name="ce13" office:value-type="float" office:value="464" calcext:value-type="float">
            <text:p>464</text:p>
          </table:table-cell>
          <table:table-cell table:style-name="ce13" office:value-type="float" office:value="481" calcext:value-type="float">
            <text:p>481</text:p>
          </table:table-cell>
          <table:table-cell table:style-name="ce13" office:value-type="float" office:value="469" calcext:value-type="float">
            <text:p>469</text:p>
          </table:table-cell>
          <table:table-cell table:style-name="ce13" office:value-type="float" office:value="495" calcext:value-type="float">
            <text:p>495</text:p>
          </table:table-cell>
          <table:table-cell table:style-name="ce13" office:value-type="float" office:value="508" calcext:value-type="float">
            <text:p>508</text:p>
          </table:table-cell>
          <table:table-cell table:style-name="ce13" table:number-columns-repeated="29"/>
          <table:table-cell table:style-name="ce13" office:value-type="float" office:value="534" calcext:value-type="float">
            <text:p>534</text:p>
          </table:table-cell>
          <table:table-cell table:style-name="ce13" office:value-type="float" office:value="510" calcext:value-type="float">
            <text:p>510</text:p>
          </table:table-cell>
          <table:table-cell table:style-name="ce13" office:value-type="float" office:value="513" calcext:value-type="float">
            <text:p>513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<text:s/></text:p>
          </table:table-cell>
          <table:table-cell table:style-name="ce23" table:number-columns-repeated="53"/>
          <table:table-cell table:number-columns-repeated="16329"/>
        </table:table-row>
        <table:table-row table:style-name="ro1">
          <table:table-cell/>
          <table:table-cell table:style-name="ce23" table:number-columns-repeated="54"/>
          <table:table-cell table:number-columns-repeated="16329"/>
        </table:table-row>
        <table:table-row table:style-name="ro1">
          <table:table-cell/>
          <table:table-cell table:style-name="ce13" table:number-columns-repeated="54"/>
          <table:table-cell table:number-columns-repeated="16329"/>
        </table:table-row>
        <table:table-row table:style-name="ro1">
          <table:table-cell/>
          <table:table-cell table:style-name="ce23" table:number-columns-repeated="54"/>
          <table:table-cell table:number-columns-repeated="16329"/>
        </table:table-row>
        <table:table-row table:style-name="ro1" table:number-rows-repeated="20">
          <table:table-cell/>
          <table:table-cell table:style-name="Default" table:number-columns-repeated="15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 table:number-rows-repeated="18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lowgraph Data SW" table:style-name="ta1">
        <office:forms form:automatic-focus="false" form:apply-design-mode="false"/>
        <table:shapes>
          <draw:frame draw:z-index="0" draw:style-name="gr1" draw:text-style-name="P1" svg:width="32.306cm" svg:height="21.647cm" svg:x="16.312cm" svg:y="15.711cm">
            <draw:object draw:notify-on-update-of-ranges="'Flowgraph Data SW'.C10:'Flowgraph Data SW'.BC10 'Flowgraph Data SW'.B10:'Flowgraph Data SW'.B10 'Flowgraph Data SW'.C4:'Flowgraph Data SW'.BC4 'Flowgraph Data SW'.C11:'Flowgraph Data SW'.BC11 'Flowgraph Data SW'.B11:'Flowgraph Data SW'.B11 'Flowgraph Data SW'.C5:'Flowgraph Data SW'.BC5 'Flowgraph Data SW'.C13:'Flowgraph Data SW'.BC13 'Flowgraph Data SW'.B13:'Flowgraph Data SW'.B13 'Flowgraph Data SW'.C7:'Flowgraph Data SW'.BC7 'Flowgraph Data SW'.C14:'Flowgraph Data SW'.BC14 'Flowgraph Data SW'.B14:'Flowgraph Data SW'.B14 'Flowgraph Data SW'.C8:'Flowgraph Data SW'.BC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2" table:default-cell-style-name="ce1"/>
        <table:table-column table:style-name="co4" table:number-columns-repeated="4" table:default-cell-style-name="ce1"/>
        <table:table-column table:style-name="co6" table:number-columns-repeated="2" table:default-cell-style-name="ce1"/>
        <table:table-column table:style-name="co1" table:number-columns-repeated="7" table:default-cell-style-name="Default"/>
        <table:table-column table:style-name="co1" table:visibility="collapse" table:number-columns-repeated="29" table:default-cell-style-name="Default"/>
        <table:table-column table:style-name="co6" table:number-columns-repeated="3" table:default-cell-style-name="ce1"/>
        <table:table-column table:style-name="co1" table:number-columns-repeated="16329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 table:number-columns-spanned="54" table:number-rows-spanned="1">
            <text:p><text:span text:style-name="T1">Flow Graph Data Steel=0.8 ~ Wood=0.2 for OOK BER vs SNR</text:span></text:p>
            <text:p>ook_tx_rx-40KHz-10sps</text:p>
          </table:table-cell>
          <table:covered-table-cell table:number-columns-repeated="53" table:style-name="ce5"/>
          <table:table-cell table:number-columns-repeated="16329"/>
        </table:table-row>
        <table:table-row table:style-name="ro3">
          <table:table-cell/>
          <table:table-cell table:style-name="ce3" office:value-type="string" calcext:value-type="string">
            <text:p>OOK Simulator Test using Noise volt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 (Sym_Rate 1)</text:p>
          </table:table-cell>
          <table:table-cell table:number-columns-repeated="21" table:style-name="ce40" office:value-type="float" office:value="0.0001" calcext:value-type="float">
            <text:p>1.00E-04</text:p>
          </table:table-cell>
          <table:table-cell table:style-name="ce15" table:number-columns-repeated="29"/>
          <table:table-cell table:style-name="ce40" office:value-type="float" office:value="0.0001" calcext:value-type="float">
            <text:p>1.00E-04</text:p>
          </table:table-cell>
          <table:table-cell table:style-name="ce40" office:value-type="float" office:value="0.003" calcext:value-type="float">
            <text:p>3.00E-03</text:p>
          </table:table-cell>
          <table:table-cell table:style-name="ce40" office:value-type="float" office:value="0.031" calcext:value-type="float">
            <text:p>3.10E-02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 (Sym_Rate 10)</text:p>
          </table:table-cell>
          <table:table-cell table:number-columns-repeated="21" table:style-name="ce40" office:value-type="float" office:value="0.0001" calcext:value-type="float">
            <text:p>1.00E-04</text:p>
          </table:table-cell>
          <table:table-cell table:style-name="ce41" table:number-columns-repeated="29"/>
          <table:table-cell table:style-name="ce40" office:value-type="float" office:value="0.0001" calcext:value-type="float">
            <text:p>1.00E-04</text:p>
          </table:table-cell>
          <table:table-cell table:style-name="ce40" office:value-type="float" office:value="0.238" calcext:value-type="float">
            <text:p>2.38E-01</text:p>
          </table:table-cell>
          <table:table-cell table:style-name="ce40" office:value-type="float" office:value="0.5" calcext:value-type="float">
            <text:p>5.00E-01</text:p>
          </table:table-cell>
          <table:table-cell table:number-columns-repeated="16329"/>
        </table:table-row>
        <table:table-row table:style-name="ro4">
          <table:table-cell/>
          <table:table-cell table:style-name="ce8" office:value-type="string" calcext:value-type="string">
            <text:p>BER value (SRS 50)*50</text:p>
          </table:table-cell>
          <table:table-cell table:number-columns-repeated="21" table:style-name="ce17" office:value-type="float" office:value="0.00001" calcext:value-type="float">
            <text:p>1.00E-05</text:p>
          </table:table-cell>
          <table:table-cell table:style-name="ce12" table:number-columns-repeated="29"/>
          <table:table-cell table:style-name="ce17" office:value-type="float" office:value="0.003" calcext:value-type="float">
            <text:p>3.00E-03</text:p>
          </table:table-cell>
          <table:table-cell table:style-name="ce17" office:value-type="float" office:value="0.0324" calcext:value-type="float">
            <text:p>3.24E-02</text:p>
          </table:table-cell>
          <table:table-cell table:style-name="ce17" office:value-type="float" office:value="0.0495" calcext:value-type="float">
            <text:p>4.95E-02</text:p>
          </table:table-cell>
          <table:table-cell table:number-columns-repeated="16329"/>
        </table:table-row>
        <table:table-row table:style-name="ro5">
          <table:table-cell/>
          <table:table-cell table:style-name="ce4" office:value-type="string" calcext:value-type="string">
            <text:p>BER value (Sym_Rate100)</text:p>
          </table:table-cell>
          <table:table-cell table:number-columns-repeated="17" table:style-name="ce40" office:value-type="float" office:value="0.0001" calcext:value-type="float">
            <text:p>1.00E-04</text:p>
          </table:table-cell>
          <table:table-cell table:number-columns-repeated="2" table:style-name="ce40" office:value-type="float" office:value="0.001" calcext:value-type="float">
            <text:p>1.00E-03</text:p>
          </table:table-cell>
          <table:table-cell table:style-name="ce40" office:value-type="float" office:value="0.005" calcext:value-type="float">
            <text:p>5.00E-03</text:p>
          </table:table-cell>
          <table:table-cell table:style-name="ce40" office:value-type="float" office:value="0.007" calcext:value-type="float">
            <text:p>7.00E-03</text:p>
          </table:table-cell>
          <table:table-cell table:style-name="ce23" table:number-columns-repeated="29"/>
          <table:table-cell table:style-name="ce40" office:value-type="float" office:value="0.453" calcext:value-type="float">
            <text:p>4.53E-01</text:p>
          </table:table-cell>
          <table:table-cell table:style-name="ce40" office:value-type="float" office:value="0.509" calcext:value-type="float">
            <text:p>5.09E-01</text:p>
          </table:table-cell>
          <table:table-cell table:style-name="ce40" office:value-type="float" office:value="0.499" calcext:value-type="float">
            <text:p>4.99E-01</text:p>
          </table:table-cell>
          <table:table-cell table:number-columns-repeated="16329"/>
        </table:table-row>
        <table:table-row table:style-name="ro3">
          <table:table-cell/>
          <table:table-cell table:style-name="ce4" office:value-type="string" calcext:value-type="string">
            <text:p>BER value (Sym_Rate1000)</text:p>
          </table:table-cell>
          <table:table-cell table:number-columns-repeated="6" table:style-name="ce40" office:value-type="float" office:value="0.0001" calcext:value-type="float">
            <text:p>1.00E-04</text:p>
          </table:table-cell>
          <table:table-cell table:style-name="ce40" office:value-type="float" office:value="0.003" calcext:value-type="float">
            <text:p>3.00E-03</text:p>
          </table:table-cell>
          <table:table-cell table:style-name="ce40" office:value-type="float" office:value="0.014" calcext:value-type="float">
            <text:p>1.40E-02</text:p>
          </table:table-cell>
          <table:table-cell table:style-name="ce40" office:value-type="float" office:value="0.049" calcext:value-type="float">
            <text:p>4.90E-02</text:p>
          </table:table-cell>
          <table:table-cell table:style-name="ce40" office:value-type="float" office:value="0.11" calcext:value-type="float">
            <text:p>1.10E-01</text:p>
          </table:table-cell>
          <table:table-cell table:style-name="ce40" office:value-type="float" office:value="0.181" calcext:value-type="float">
            <text:p>1.81E-01</text:p>
          </table:table-cell>
          <table:table-cell table:style-name="ce40" office:value-type="float" office:value="0.248" calcext:value-type="float">
            <text:p>2.48E-01</text:p>
          </table:table-cell>
          <table:table-cell table:style-name="ce40" office:value-type="float" office:value="0.323" calcext:value-type="float">
            <text:p>3.23E-01</text:p>
          </table:table-cell>
          <table:table-cell table:style-name="ce40" office:value-type="float" office:value="0.352" calcext:value-type="float">
            <text:p>3.52E-01</text:p>
          </table:table-cell>
          <table:table-cell table:style-name="ce40" office:value-type="float" office:value="0.39" calcext:value-type="float">
            <text:p>3.90E-01</text:p>
          </table:table-cell>
          <table:table-cell table:style-name="ce40" office:value-type="float" office:value="0.435" calcext:value-type="float">
            <text:p>4.35E-01</text:p>
          </table:table-cell>
          <table:table-cell table:style-name="ce40" office:value-type="float" office:value="0.444" calcext:value-type="float">
            <text:p>4.44E-01</text:p>
          </table:table-cell>
          <table:table-cell table:style-name="ce40" office:value-type="float" office:value="0.456" calcext:value-type="float">
            <text:p>4.56E-01</text:p>
          </table:table-cell>
          <table:table-cell table:style-name="ce40" office:value-type="float" office:value="0.467" calcext:value-type="float">
            <text:p>4.67E-01</text:p>
          </table:table-cell>
          <table:table-cell table:style-name="ce40" office:value-type="float" office:value="0.505" calcext:value-type="float">
            <text:p>5.05E-01</text:p>
          </table:table-cell>
          <table:table-cell table:style-name="ce40" office:value-type="float" office:value="0.506" calcext:value-type="float">
            <text:p>5.06E-01</text:p>
          </table:table-cell>
          <table:table-cell table:style-name="ce23" table:number-columns-repeated="29"/>
          <table:table-cell table:style-name="ce40" office:value-type="float" office:value="0.502" calcext:value-type="float">
            <text:p>5.02E-01</text:p>
          </table:table-cell>
          <table:table-cell table:style-name="ce40" office:value-type="float" office:value="0.514" calcext:value-type="float">
            <text:p>5.14E-01</text:p>
          </table:table-cell>
          <table:table-cell table:style-name="ce40" office:value-type="float" office:value="0.52" calcext:value-type="float">
            <text:p>5.20E-01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21"/>
          <table:table-cell table:style-name="ce23" table:number-columns-repeated="32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23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23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8" office:value-type="string" calcext:value-type="string">
            <text:p>SNR in dB (SRS 50)</text:p>
          </table:table-cell>
          <table:table-cell table:number-columns-repeated="2" table:style-name="ce19" office:value-type="float" office:value="20" calcext:value-type="float">
            <text:p>20</text:p>
          </table:table-cell>
          <table:table-cell table:style-name="ce19" office:value-type="float" office:value="13.98" calcext:value-type="float">
            <text:p>13.98</text:p>
          </table:table-cell>
          <table:table-cell table:style-name="ce19" office:value-type="float" office:value="10.46" calcext:value-type="float">
            <text:p>10.46</text:p>
          </table:table-cell>
          <table:table-cell table:style-name="ce19" office:value-type="float" office:value="7.96" calcext:value-type="float">
            <text:p>7.96</text:p>
          </table:table-cell>
          <table:table-cell table:style-name="ce19" office:value-type="float" office:value="6.02" calcext:value-type="float">
            <text:p>6.02</text:p>
          </table:table-cell>
          <table:table-cell table:style-name="ce19" office:value-type="float" office:value="4.44" calcext:value-type="float">
            <text:p>4.44</text:p>
          </table:table-cell>
          <table:table-cell table:style-name="ce19" office:value-type="float" office:value="3.1" calcext:value-type="float">
            <text:p>3.1</text:p>
          </table:table-cell>
          <table:table-cell table:style-name="ce19" office:value-type="float" office:value="1.94" calcext:value-type="float">
            <text:p>1.94</text:p>
          </table:table-cell>
          <table:table-cell table:style-name="ce19" office:value-type="float" office:value="0.915" calcext:value-type="float">
            <text:p>0.91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83" calcext:value-type="float">
            <text:p>-0.83</text:p>
          </table:table-cell>
          <table:table-cell table:style-name="ce19" office:value-type="float" office:value="-1.58" calcext:value-type="float">
            <text:p>-1.58</text:p>
          </table:table-cell>
          <table:table-cell table:style-name="ce19" office:value-type="float" office:value="-2.28" calcext:value-type="float">
            <text:p>-2.28</text:p>
          </table:table-cell>
          <table:table-cell table:style-name="ce19" office:value-type="float" office:value="-2.92" calcext:value-type="float">
            <text:p>-2.92</text:p>
          </table:table-cell>
          <table:table-cell table:style-name="ce19" office:value-type="float" office:value="-3.52" calcext:value-type="float">
            <text:p>-3.52</text:p>
          </table:table-cell>
          <table:table-cell table:style-name="ce19" office:value-type="float" office:value="-4.08" calcext:value-type="float">
            <text:p>-4.08</text:p>
          </table:table-cell>
          <table:table-cell table:style-name="ce19" office:value-type="float" office:value="-4.61" calcext:value-type="float">
            <text:p>-4.61</text:p>
          </table:table-cell>
          <table:table-cell table:style-name="ce19" office:value-type="float" office:value="-5.1" calcext:value-type="float">
            <text:p>-5.1</text:p>
          </table:table-cell>
          <table:table-cell table:style-name="ce19" office:value-type="float" office:value="-5.57" calcext:value-type="float">
            <text:p>-5.57</text:p>
          </table:table-cell>
          <table:table-cell table:style-name="ce19" office:value-type="float" office:value="-6.02" calcext:value-type="float">
            <text:p>-6.02</text:p>
          </table:table-cell>
          <table:table-cell table:style-name="ce19" table:number-columns-repeated="29"/>
          <table:table-cell table:style-name="ce19" office:value-type="float" office:value="-13.97" calcext:value-type="float">
            <text:p>-13.97</text:p>
          </table:table-cell>
          <table:table-cell table:style-name="ce19" office:value-type="float" office:value="-20" calcext:value-type="float">
            <text:p>-20</text:p>
          </table:table-cell>
          <table:table-cell table:style-name="ce19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0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10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00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10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Noise voltag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)</text:p>
          </table:table-cell>
          <table:table-cell table:number-columns-repeated="21" table:style-name="ce23" office:value-type="float" office:value="0" calcext:value-type="float">
            <text:p>0</text:p>
          </table:table-cell>
          <table:table-cell table:style-name="ce23" table:number-columns-repeated="29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)</text:p>
          </table:table-cell>
          <table:table-cell table:number-columns-repeated="21" table:style-name="ce23" office:value-type="float" office:value="0" calcext:value-type="float">
            <text:p>0</text:p>
          </table:table-cell>
          <table:table-cell table:style-name="ce23" table:number-columns-repeated="29"/>
          <table:table-cell table:style-name="ce23" office:value-type="float" office:value="0" calcext:value-type="float">
            <text:p>0</text:p>
          </table:table-cell>
          <table:table-cell table:style-name="ce23" office:value-type="float" office:value="238" calcext:value-type="float">
            <text:p>238</text:p>
          </table:table-cell>
          <table:table-cell table:style-name="ce23" office:value-type="float" office:value="500" calcext:value-type="float">
            <text:p>500</text:p>
          </table:table-cell>
          <table:table-cell table:number-columns-repeated="16329"/>
        </table:table-row>
        <table:table-row table:style-name="ro1">
          <table:table-cell/>
          <table:table-cell table:style-name="ce12" office:value-type="string" calcext:value-type="string">
            <text:p>Total Errors (SRS 50)</text:p>
          </table:table-cell>
          <table:table-cell table:style-name="ce12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0)</text:p>
          </table:table-cell>
          <table:table-cell table:number-columns-repeated="17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9"/>
          <table:table-cell table:style-name="ce23" office:value-type="float" office:value="453" calcext:value-type="float">
            <text:p>453</text:p>
          </table:table-cell>
          <table:table-cell table:style-name="ce23" office:value-type="float" office:value="509" calcext:value-type="float">
            <text:p>509</text:p>
          </table:table-cell>
          <table:table-cell table:style-name="ce23" office:value-type="float" office:value="499" calcext:value-type="float">
            <text:p>499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00)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181" calcext:value-type="float">
            <text:p>181</text:p>
          </table:table-cell>
          <table:table-cell table:style-name="ce23" office:value-type="float" office:value="248" calcext:value-type="float">
            <text:p>248</text:p>
          </table:table-cell>
          <table:table-cell table:style-name="ce23" office:value-type="float" office:value="323" calcext:value-type="float">
            <text:p>323</text:p>
          </table:table-cell>
          <table:table-cell table:style-name="ce23" office:value-type="float" office:value="352" calcext:value-type="float">
            <text:p>352</text:p>
          </table:table-cell>
          <table:table-cell table:style-name="ce23" office:value-type="float" office:value="390" calcext:value-type="float">
            <text:p>390</text:p>
          </table:table-cell>
          <table:table-cell table:style-name="ce23" office:value-type="float" office:value="435" calcext:value-type="float">
            <text:p>435</text:p>
          </table:table-cell>
          <table:table-cell table:style-name="ce23" office:value-type="float" office:value="444" calcext:value-type="float">
            <text:p>444</text:p>
          </table:table-cell>
          <table:table-cell table:style-name="ce23" office:value-type="float" office:value="456" calcext:value-type="float">
            <text:p>456</text:p>
          </table:table-cell>
          <table:table-cell table:style-name="ce23" office:value-type="float" office:value="467" calcext:value-type="float">
            <text:p>467</text:p>
          </table:table-cell>
          <table:table-cell table:style-name="ce23" office:value-type="float" office:value="505" calcext:value-type="float">
            <text:p>505</text:p>
          </table:table-cell>
          <table:table-cell table:style-name="ce23" office:value-type="float" office:value="506" calcext:value-type="float">
            <text:p>506</text:p>
          </table:table-cell>
          <table:table-cell table:style-name="ce23" table:number-columns-repeated="29"/>
          <table:table-cell table:style-name="ce23" office:value-type="float" office:value="502" calcext:value-type="float">
            <text:p>502</text:p>
          </table:table-cell>
          <table:table-cell table:style-name="ce23" office:value-type="float" office:value="514" calcext:value-type="float">
            <text:p>514</text:p>
          </table:table-cell>
          <table:table-cell table:style-name="ce23" office:value-type="float" office:value="520" calcext:value-type="float">
            <text:p>520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<text:s/></text:p>
          </table:table-cell>
          <table:table-cell table:style-name="ce23" table:number-columns-repeated="53"/>
          <table:table-cell table:number-columns-repeated="16329"/>
        </table:table-row>
        <table:table-row table:style-name="ro1">
          <table:table-cell/>
          <table:table-cell table:style-name="ce23" table:number-columns-repeated="54"/>
          <table:table-cell table:number-columns-repeated="16329"/>
        </table:table-row>
        <table:table-row table:style-name="ro1">
          <table:table-cell/>
          <table:table-cell table:style-name="ce13" table:number-columns-repeated="54"/>
          <table:table-cell table:number-columns-repeated="16329"/>
        </table:table-row>
        <table:table-row table:style-name="ro1">
          <table:table-cell/>
          <table:table-cell table:style-name="ce23" table:number-columns-repeated="54"/>
          <table:table-cell table:number-columns-repeated="16329"/>
        </table:table-row>
        <table:table-row table:style-name="ro1" table:number-rows-repeated="20">
          <table:table-cell/>
          <table:table-cell table:style-name="Default" table:number-columns-repeated="15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 table:number-rows-repeated="18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lowgraph Data SWA 2" table:style-name="ta1">
        <office:forms form:automatic-focus="false" form:apply-design-mode="false"/>
        <table:shapes>
          <draw:frame draw:z-index="0" draw:style-name="gr1" draw:text-style-name="P1" svg:width="32.306cm" svg:height="21.647cm" svg:x="16.283cm" svg:y="15.187cm">
            <draw:object draw:notify-on-update-of-ranges="'Flowgraph Data SWA 2'.C10:'Flowgraph Data SWA 2'.BC10 'Flowgraph Data SWA 2'.B10:'Flowgraph Data SWA 2'.B10 'Flowgraph Data SWA 2'.C4:'Flowgraph Data SWA 2'.BC4 'Flowgraph Data SWA 2'.C11:'Flowgraph Data SWA 2'.BC11 'Flowgraph Data SWA 2'.B11:'Flowgraph Data SWA 2'.B11 'Flowgraph Data SWA 2'.C5:'Flowgraph Data SWA 2'.BC5 'Flowgraph Data SWA 2'.C13:'Flowgraph Data SWA 2'.BC13 'Flowgraph Data SWA 2'.B13:'Flowgraph Data SWA 2'.B13 'Flowgraph Data SWA 2'.C7:'Flowgraph Data SWA 2'.BC7 'Flowgraph Data SWA 2'.C14:'Flowgraph Data SWA 2'.BC14 'Flowgraph Data SWA 2'.B14:'Flowgraph Data SWA 2'.B14 'Flowgraph Data SWA 2'.C8:'Flowgraph Data SWA 2'.B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2" table:default-cell-style-name="ce1"/>
        <table:table-column table:style-name="co4" table:number-columns-repeated="4" table:default-cell-style-name="ce1"/>
        <table:table-column table:style-name="co6" table:number-columns-repeated="2" table:default-cell-style-name="ce1"/>
        <table:table-column table:style-name="co1" table:number-columns-repeated="7" table:default-cell-style-name="Default"/>
        <table:table-column table:style-name="co1" table:visibility="collapse" table:number-columns-repeated="29" table:default-cell-style-name="Default"/>
        <table:table-column table:style-name="co6" table:number-columns-repeated="3" table:default-cell-style-name="ce1"/>
        <table:table-column table:style-name="co1" table:number-columns-repeated="16329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 table:number-columns-spanned="54" table:number-rows-spanned="1">
            <text:p><text:span text:style-name="T1">Flow Graph Data Steel=0.8 ~ Wood=0.1 ~ Air=0.1 for OOK BER vs SNR</text:span></text:p>
            <text:p>ook_tx_rx-40KHz-10sps</text:p>
          </table:table-cell>
          <table:covered-table-cell table:number-columns-repeated="53" table:style-name="ce5"/>
          <table:table-cell table:number-columns-repeated="16329"/>
        </table:table-row>
        <table:table-row table:style-name="ro3">
          <table:table-cell/>
          <table:table-cell table:style-name="ce3" office:value-type="string" calcext:value-type="string">
            <text:p>OOK Simulator Test using Noise volt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 (Sym_Rate 1)</text:p>
          </table:table-cell>
          <table:table-cell table:number-columns-repeated="21" table:style-name="ce40" office:value-type="float" office:value="0.0001" calcext:value-type="float">
            <text:p>1.00E-04</text:p>
          </table:table-cell>
          <table:table-cell table:style-name="ce15" table:number-columns-repeated="29"/>
          <table:table-cell table:style-name="ce40" office:value-type="float" office:value="0.0001" calcext:value-type="float">
            <text:p>1.00E-04</text:p>
          </table:table-cell>
          <table:table-cell table:style-name="ce40" office:value-type="float" office:value="0.004" calcext:value-type="float">
            <text:p>4.00E-03</text:p>
          </table:table-cell>
          <table:table-cell table:style-name="ce40" office:value-type="float" office:value="0.031" calcext:value-type="float">
            <text:p>3.10E-02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 (Sym_Rate 10)</text:p>
          </table:table-cell>
          <table:table-cell table:number-columns-repeated="21" table:style-name="ce40" office:value-type="float" office:value="0.0001" calcext:value-type="float">
            <text:p>1.00E-04</text:p>
          </table:table-cell>
          <table:table-cell table:style-name="ce41" table:number-columns-repeated="29"/>
          <table:table-cell table:style-name="ce40" office:value-type="float" office:value="0.003" calcext:value-type="float">
            <text:p>3.00E-03</text:p>
          </table:table-cell>
          <table:table-cell table:style-name="ce40" office:value-type="float" office:value="0.126" calcext:value-type="float">
            <text:p>1.26E-01</text:p>
          </table:table-cell>
          <table:table-cell table:style-name="ce40" office:value-type="float" office:value="0.486" calcext:value-type="float">
            <text:p>4.86E-01</text:p>
          </table:table-cell>
          <table:table-cell table:number-columns-repeated="16329"/>
        </table:table-row>
        <table:table-row table:style-name="ro4">
          <table:table-cell/>
          <table:table-cell table:style-name="ce8" office:value-type="string" calcext:value-type="string">
            <text:p>BER value (SRS 50)*50</text:p>
          </table:table-cell>
          <table:table-cell table:number-columns-repeated="21" table:style-name="ce17" office:value-type="float" office:value="0.00001" calcext:value-type="float">
            <text:p>1.00E-05</text:p>
          </table:table-cell>
          <table:table-cell table:style-name="ce12" table:number-columns-repeated="29"/>
          <table:table-cell table:style-name="ce17" office:value-type="float" office:value="0.003" calcext:value-type="float">
            <text:p>3.00E-03</text:p>
          </table:table-cell>
          <table:table-cell table:style-name="ce17" office:value-type="float" office:value="0.0324" calcext:value-type="float">
            <text:p>3.24E-02</text:p>
          </table:table-cell>
          <table:table-cell table:style-name="ce17" office:value-type="float" office:value="0.0495" calcext:value-type="float">
            <text:p>4.95E-02</text:p>
          </table:table-cell>
          <table:table-cell table:number-columns-repeated="16329"/>
        </table:table-row>
        <table:table-row table:style-name="ro5">
          <table:table-cell/>
          <table:table-cell table:style-name="ce4" office:value-type="string" calcext:value-type="string">
            <text:p>BER value (Sym_Rate100)</text:p>
          </table:table-cell>
          <table:table-cell table:number-columns-repeated="16" table:style-name="ce40" office:value-type="float" office:value="0.0001" calcext:value-type="float">
            <text:p>1.00E-04</text:p>
          </table:table-cell>
          <table:table-cell table:number-columns-repeated="3" table:style-name="ce40" office:value-type="float" office:value="0.001" calcext:value-type="float">
            <text:p>1.00E-03</text:p>
          </table:table-cell>
          <table:table-cell table:style-name="ce40" office:value-type="float" office:value="0.002" calcext:value-type="float">
            <text:p>2.00E-03</text:p>
          </table:table-cell>
          <table:table-cell table:style-name="ce40" office:value-type="float" office:value="0.004" calcext:value-type="float">
            <text:p>4.00E-03</text:p>
          </table:table-cell>
          <table:table-cell table:style-name="ce23" table:number-columns-repeated="29"/>
          <table:table-cell table:style-name="ce40" office:value-type="float" office:value="0.45" calcext:value-type="float">
            <text:p>4.50E-01</text:p>
          </table:table-cell>
          <table:table-cell table:style-name="ce40" office:value-type="float" office:value="0.501" calcext:value-type="float">
            <text:p>5.01E-01</text:p>
          </table:table-cell>
          <table:table-cell table:style-name="ce40" office:value-type="float" office:value="0.498" calcext:value-type="float">
            <text:p>4.98E-01</text:p>
          </table:table-cell>
          <table:table-cell table:number-columns-repeated="16329"/>
        </table:table-row>
        <table:table-row table:style-name="ro3">
          <table:table-cell/>
          <table:table-cell table:style-name="ce4" office:value-type="string" calcext:value-type="string">
            <text:p>BER value (Sym_Rate1000)</text:p>
          </table:table-cell>
          <table:table-cell table:number-columns-repeated="5" table:style-name="ce40" office:value-type="float" office:value="0.0001" calcext:value-type="float">
            <text:p>1.00E-04</text:p>
          </table:table-cell>
          <table:table-cell table:style-name="ce40" office:value-type="float" office:value="0.001" calcext:value-type="float">
            <text:p>1.00E-03</text:p>
          </table:table-cell>
          <table:table-cell table:style-name="ce40" office:value-type="float" office:value="0.003" calcext:value-type="float">
            <text:p>3.00E-03</text:p>
          </table:table-cell>
          <table:table-cell table:style-name="ce40" office:value-type="float" office:value="0.021" calcext:value-type="float">
            <text:p>2.10E-02</text:p>
          </table:table-cell>
          <table:table-cell table:style-name="ce40" office:value-type="float" office:value="0.047" calcext:value-type="float">
            <text:p>4.70E-02</text:p>
          </table:table-cell>
          <table:table-cell table:style-name="ce40" office:value-type="float" office:value="0.113" calcext:value-type="float">
            <text:p>1.13E-01</text:p>
          </table:table-cell>
          <table:table-cell table:style-name="ce40" office:value-type="float" office:value="0.176" calcext:value-type="float">
            <text:p>1.76E-01</text:p>
          </table:table-cell>
          <table:table-cell table:style-name="ce40" office:value-type="float" office:value="0.237" calcext:value-type="float">
            <text:p>2.37E-01</text:p>
          </table:table-cell>
          <table:table-cell table:style-name="ce40" office:value-type="float" office:value="0.332" calcext:value-type="float">
            <text:p>3.32E-01</text:p>
          </table:table-cell>
          <table:table-cell table:style-name="ce40" office:value-type="float" office:value="0.394" calcext:value-type="float">
            <text:p>3.94E-01</text:p>
          </table:table-cell>
          <table:table-cell table:style-name="ce40" office:value-type="float" office:value="0.402" calcext:value-type="float">
            <text:p>4.02E-01</text:p>
          </table:table-cell>
          <table:table-cell table:style-name="ce40" office:value-type="float" office:value="0.414" calcext:value-type="float">
            <text:p>4.14E-01</text:p>
          </table:table-cell>
          <table:table-cell table:style-name="ce40" office:value-type="float" office:value="0.471" calcext:value-type="float">
            <text:p>4.71E-01</text:p>
          </table:table-cell>
          <table:table-cell table:style-name="ce40" office:value-type="float" office:value="0.453" calcext:value-type="float">
            <text:p>4.53E-01</text:p>
          </table:table-cell>
          <table:table-cell table:style-name="ce40" office:value-type="float" office:value="0.478" calcext:value-type="float">
            <text:p>4.78E-01</text:p>
          </table:table-cell>
          <table:table-cell table:style-name="ce40" office:value-type="float" office:value="0.492" calcext:value-type="float">
            <text:p>4.92E-01</text:p>
          </table:table-cell>
          <table:table-cell table:style-name="ce40" office:value-type="float" office:value="0.489" calcext:value-type="float">
            <text:p>4.89E-01</text:p>
          </table:table-cell>
          <table:table-cell table:style-name="ce23" table:number-columns-repeated="29"/>
          <table:table-cell table:style-name="ce40" office:value-type="float" office:value="0.491" calcext:value-type="float">
            <text:p>4.91E-01</text:p>
          </table:table-cell>
          <table:table-cell table:style-name="ce40" office:value-type="float" office:value="0.524" calcext:value-type="float">
            <text:p>5.24E-01</text:p>
          </table:table-cell>
          <table:table-cell table:style-name="ce40" office:value-type="float" office:value="0.518" calcext:value-type="float">
            <text:p>5.18E-01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21"/>
          <table:table-cell table:style-name="ce23" table:number-columns-repeated="32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23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23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8" office:value-type="string" calcext:value-type="string">
            <text:p>SNR in dB (SRS 50)</text:p>
          </table:table-cell>
          <table:table-cell table:number-columns-repeated="2" table:style-name="ce19" office:value-type="float" office:value="20" calcext:value-type="float">
            <text:p>20</text:p>
          </table:table-cell>
          <table:table-cell table:style-name="ce19" office:value-type="float" office:value="13.98" calcext:value-type="float">
            <text:p>13.98</text:p>
          </table:table-cell>
          <table:table-cell table:style-name="ce19" office:value-type="float" office:value="10.46" calcext:value-type="float">
            <text:p>10.46</text:p>
          </table:table-cell>
          <table:table-cell table:style-name="ce19" office:value-type="float" office:value="7.96" calcext:value-type="float">
            <text:p>7.96</text:p>
          </table:table-cell>
          <table:table-cell table:style-name="ce19" office:value-type="float" office:value="6.02" calcext:value-type="float">
            <text:p>6.02</text:p>
          </table:table-cell>
          <table:table-cell table:style-name="ce19" office:value-type="float" office:value="4.44" calcext:value-type="float">
            <text:p>4.44</text:p>
          </table:table-cell>
          <table:table-cell table:style-name="ce19" office:value-type="float" office:value="3.1" calcext:value-type="float">
            <text:p>3.1</text:p>
          </table:table-cell>
          <table:table-cell table:style-name="ce19" office:value-type="float" office:value="1.94" calcext:value-type="float">
            <text:p>1.94</text:p>
          </table:table-cell>
          <table:table-cell table:style-name="ce19" office:value-type="float" office:value="0.915" calcext:value-type="float">
            <text:p>0.91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83" calcext:value-type="float">
            <text:p>-0.83</text:p>
          </table:table-cell>
          <table:table-cell table:style-name="ce19" office:value-type="float" office:value="-1.58" calcext:value-type="float">
            <text:p>-1.58</text:p>
          </table:table-cell>
          <table:table-cell table:style-name="ce19" office:value-type="float" office:value="-2.28" calcext:value-type="float">
            <text:p>-2.28</text:p>
          </table:table-cell>
          <table:table-cell table:style-name="ce19" office:value-type="float" office:value="-2.92" calcext:value-type="float">
            <text:p>-2.92</text:p>
          </table:table-cell>
          <table:table-cell table:style-name="ce19" office:value-type="float" office:value="-3.52" calcext:value-type="float">
            <text:p>-3.52</text:p>
          </table:table-cell>
          <table:table-cell table:style-name="ce19" office:value-type="float" office:value="-4.08" calcext:value-type="float">
            <text:p>-4.08</text:p>
          </table:table-cell>
          <table:table-cell table:style-name="ce19" office:value-type="float" office:value="-4.61" calcext:value-type="float">
            <text:p>-4.61</text:p>
          </table:table-cell>
          <table:table-cell table:style-name="ce19" office:value-type="float" office:value="-5.1" calcext:value-type="float">
            <text:p>-5.1</text:p>
          </table:table-cell>
          <table:table-cell table:style-name="ce19" office:value-type="float" office:value="-5.57" calcext:value-type="float">
            <text:p>-5.57</text:p>
          </table:table-cell>
          <table:table-cell table:style-name="ce19" office:value-type="float" office:value="-6.02" calcext:value-type="float">
            <text:p>-6.02</text:p>
          </table:table-cell>
          <table:table-cell table:style-name="ce19" table:number-columns-repeated="29"/>
          <table:table-cell table:style-name="ce19" office:value-type="float" office:value="-13.97" calcext:value-type="float">
            <text:p>-13.97</text:p>
          </table:table-cell>
          <table:table-cell table:style-name="ce19" office:value-type="float" office:value="-20" calcext:value-type="float">
            <text:p>-20</text:p>
          </table:table-cell>
          <table:table-cell table:style-name="ce19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0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10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00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10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Noise voltag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)</text:p>
          </table:table-cell>
          <table:table-cell table:number-columns-repeated="21" table:style-name="ce23" office:value-type="float" office:value="0" calcext:value-type="float">
            <text:p>0</text:p>
          </table:table-cell>
          <table:table-cell table:style-name="ce23" table:number-columns-repeated="29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)</text:p>
          </table:table-cell>
          <table:table-cell table:number-columns-repeated="21" table:style-name="ce23" office:value-type="float" office:value="0" calcext:value-type="float">
            <text:p>0</text:p>
          </table:table-cell>
          <table:table-cell table:style-name="ce23" table:number-columns-repeated="29"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6" calcext:value-type="float">
            <text:p>126</text:p>
          </table:table-cell>
          <table:table-cell table:style-name="ce23" office:value-type="float" office:value="486" calcext:value-type="float">
            <text:p>486</text:p>
          </table:table-cell>
          <table:table-cell table:number-columns-repeated="16329"/>
        </table:table-row>
        <table:table-row table:style-name="ro1">
          <table:table-cell/>
          <table:table-cell table:style-name="ce12" office:value-type="string" calcext:value-type="string">
            <text:p>Total Errors (SRS 50)</text:p>
          </table:table-cell>
          <table:table-cell table:style-name="ce12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0)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9"/>
          <table:table-cell table:style-name="ce23" office:value-type="float" office:value="450" calcext:value-type="float">
            <text:p>450</text:p>
          </table:table-cell>
          <table:table-cell table:style-name="ce23" office:value-type="float" office:value="501" calcext:value-type="float">
            <text:p>501</text:p>
          </table:table-cell>
          <table:table-cell table:style-name="ce23" office:value-type="float" office:value="498" calcext:value-type="float">
            <text:p>498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00)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113" calcext:value-type="float">
            <text:p>113</text:p>
          </table:table-cell>
          <table:table-cell table:style-name="ce23" office:value-type="float" office:value="176" calcext:value-type="float">
            <text:p>176</text:p>
          </table:table-cell>
          <table:table-cell table:style-name="ce23" office:value-type="float" office:value="237" calcext:value-type="float">
            <text:p>237</text:p>
          </table:table-cell>
          <table:table-cell table:style-name="ce23" office:value-type="float" office:value="332" calcext:value-type="float">
            <text:p>332</text:p>
          </table:table-cell>
          <table:table-cell table:style-name="ce23" office:value-type="float" office:value="394" calcext:value-type="float">
            <text:p>394</text:p>
          </table:table-cell>
          <table:table-cell table:style-name="ce23" office:value-type="float" office:value="402" calcext:value-type="float">
            <text:p>402</text:p>
          </table:table-cell>
          <table:table-cell table:style-name="ce23" office:value-type="float" office:value="414" calcext:value-type="float">
            <text:p>414</text:p>
          </table:table-cell>
          <table:table-cell table:style-name="ce23" office:value-type="float" office:value="471" calcext:value-type="float">
            <text:p>471</text:p>
          </table:table-cell>
          <table:table-cell table:style-name="ce23" office:value-type="float" office:value="453" calcext:value-type="float">
            <text:p>453</text:p>
          </table:table-cell>
          <table:table-cell table:style-name="ce23" office:value-type="float" office:value="478" calcext:value-type="float">
            <text:p>478</text:p>
          </table:table-cell>
          <table:table-cell table:style-name="ce23" office:value-type="float" office:value="492" calcext:value-type="float">
            <text:p>492</text:p>
          </table:table-cell>
          <table:table-cell table:style-name="ce23" office:value-type="float" office:value="489" calcext:value-type="float">
            <text:p>489</text:p>
          </table:table-cell>
          <table:table-cell table:style-name="ce23" table:number-columns-repeated="29"/>
          <table:table-cell table:style-name="ce23" office:value-type="float" office:value="491" calcext:value-type="float">
            <text:p>491</text:p>
          </table:table-cell>
          <table:table-cell table:style-name="ce23" office:value-type="float" office:value="524" calcext:value-type="float">
            <text:p>524</text:p>
          </table:table-cell>
          <table:table-cell table:style-name="ce23" office:value-type="float" office:value="518" calcext:value-type="float">
            <text:p>518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<text:s/></text:p>
          </table:table-cell>
          <table:table-cell table:style-name="ce23" table:number-columns-repeated="53"/>
          <table:table-cell table:number-columns-repeated="16329"/>
        </table:table-row>
        <table:table-row table:style-name="ro1">
          <table:table-cell/>
          <table:table-cell table:style-name="ce23" table:number-columns-repeated="54"/>
          <table:table-cell table:number-columns-repeated="16329"/>
        </table:table-row>
        <table:table-row table:style-name="ro1">
          <table:table-cell/>
          <table:table-cell table:style-name="ce13" table:number-columns-repeated="54"/>
          <table:table-cell table:number-columns-repeated="16329"/>
        </table:table-row>
        <table:table-row table:style-name="ro1">
          <table:table-cell/>
          <table:table-cell table:style-name="ce23" table:number-columns-repeated="54"/>
          <table:table-cell table:number-columns-repeated="16329"/>
        </table:table-row>
        <table:table-row table:style-name="ro1" table:number-rows-repeated="20">
          <table:table-cell/>
          <table:table-cell table:style-name="Default" table:number-columns-repeated="15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 table:number-rows-repeated="18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/>
      <number:text>/</number:text>
      <number:month number:style="long"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08:31:19.9874661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Michael Alldritt</meta:initial-creator>
    <dc:language>en-AU</dc:language>
    <dc:date>2025-08-22T15:20:14.041853861</dc:date>
    <meta:editing-cycles>39</meta:editing-cycles>
    <meta:editing-duration>PT12H5M52S</meta:editing-duration>
    <meta:generator>LibreOffice/24.2.7.2$Linux_X86_64 LibreOffice_project/420$Build-2</meta:generator>
    <meta:document-statistic meta:table-count="6" meta:cell-count="2766" meta:object-count="6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307cm" svg:height="21.648cm" xlink:href=".." xlink:type="simple" chart:class="chart:scatter" chart:style-name="ch1">
        <chart:title svg:x="14.787cm" svg:y="0.568cm" chart:style-name="ch2">
          <text:p>BER vs SNR</text:p>
        </chart:title>
        <chart:legend chart:legend-position="end" svg:x="27.47cm" svg:y="9.778cm" style:legend-expansion="high" chart:style-name="ch3"/>
        <chart:plot-area chart:style-name="ch4" table:cell-range-address="'Flowgraph Data Baseline Steel'.B10:'Flowgraph Data Baseline Steel'.BC10 'Flowgraph Data Baseline Steel'.C4:'Flowgraph Data Baseline Steel'.BC5 'Flowgraph Data Baseline Steel'.B11:'Flowgraph Data Baseline Steel'.B11 'Flowgraph Data Baseline Steel'.B13:'Flowgraph Data Baseline Steel'.B14 'Flowgraph Data Baseline Steel'.C7:'Flowgraph Data Baseline Steel'.BC8" chart:data-source-has-labels="column" svg:x="0.294cm" svg:y="0.428cm" svg:width="31.542cm" svg:height="20.393cm">
          <chart:coordinate-region svg:x="0.532cm" svg:y="0.627cm" svg:width="31.117cm" svg:height="19.547cm"/>
          <chart:axis chart:dimension="x" chart:name="primary-x" chart:style-name="ch5">
            <chart:title svg:x="15.677cm" svg:y="21.088cm" chart:style-name="ch6">
              <text:p>SNR</text:p>
            </chart:title>
          </chart:axis>
          <chart:axis chart:dimension="y" chart:name="primary-y" chart:style-name="ch7">
            <chart:title svg:x="0cm" svg:y="10.999cm" chart:style-name="ch8">
              <text:p>BER</text:p>
            </chart:title>
            <chart:grid chart:style-name="ch9" chart:class="major"/>
          </chart:axis>
          <chart:series chart:style-name="ch10" chart:values-cell-range-address="'Flowgraph Data Baseline Steel'.C4:'Flowgraph Data Baseline Steel'.BC4" chart:label-cell-address="'Flowgraph Data Baseline Steel'.B10:'Flowgraph Data Baseline Steel'.B10" chart:class="chart:scatter">
            <chart:domain table:cell-range-address="'Flowgraph Data Baseline Steel'.C10:'Flowgraph Data Baseline Steel'.BC10"/>
            <chart:data-point chart:repeated="7"/>
            <chart:data-point chart:style-name="ch11"/>
            <chart:data-point chart:repeated="8"/>
            <chart:data-point chart:style-name="ch11"/>
            <chart:data-point chart:repeated="7"/>
          </chart:series>
          <chart:series chart:style-name="ch12" chart:values-cell-range-address="'Flowgraph Data Baseline Steel'.C5:'Flowgraph Data Baseline Steel'.BC5" chart:label-cell-address="'Flowgraph Data Baseline Steel'.B11:'Flowgraph Data Baseline Steel'.B11" chart:class="chart:scatter">
            <chart:domain table:cell-range-address="'Flowgraph Data Baseline Steel'.C11:'Flowgraph Data Baseline Steel'.BC11"/>
            <chart:data-point chart:repeated="24"/>
          </chart:series>
          <chart:series chart:style-name="ch13" chart:values-cell-range-address="'Flowgraph Data Baseline Steel'.C7:'Flowgraph Data Baseline Steel'.BC7" chart:label-cell-address="'Flowgraph Data Baseline Steel'.B13:'Flowgraph Data Baseline Steel'.B13" chart:class="chart:scatter">
            <chart:domain table:cell-range-address="'Flowgraph Data Baseline Steel'.C13:'Flowgraph Data Baseline Steel'.BC13"/>
            <chart:data-point chart:repeated="24"/>
          </chart:series>
          <chart:series chart:style-name="ch14" chart:values-cell-range-address="'Flowgraph Data Baseline Steel'.C8:'Flowgraph Data Baseline Steel'.BC8" chart:label-cell-address="'Flowgraph Data Baseline Steel'.B14:'Flowgraph Data Baseline Steel'.B14" chart:class="chart:scatter">
            <chart:domain table:cell-range-address="'Flowgraph Data Baseline Steel'.C14:'Flowgraph Data Baseline Steel'.BC14"/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Baseline Steel'.C10:'Flowgraph Data Baseline Steel'.BC1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)</text:p>
                <draw:g>
                  <svg:desc>'Flowgraph Data Baseline Steel'.B10:'Flowgraph Data Baseline Steel'.B10</svg:desc>
                </draw:g>
              </table:table-cell>
              <table:table-cell office:value-type="float" office:value="0.0001">
                <text:p>0.0001</text:p>
                <draw:g>
                  <svg:desc>'Flowgraph Data Baseline Steel'.C4:'Flowgraph Data Baseline Steel'.BC4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Baseline Steel'.C11:'Flowgraph Data Baseline Steel'.BC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0)</text:p>
                <draw:g>
                  <svg:desc>'Flowgraph Data Baseline Steel'.B11:'Flowgraph Data Baseline Steel'.B11</svg:desc>
                </draw:g>
              </table:table-cell>
              <table:table-cell office:value-type="float" office:value="0.0001">
                <text:p>0.0001</text:p>
                <draw:g>
                  <svg:desc>'Flowgraph Data Baseline Steel'.C5:'Flowgraph Data Baseline Steel'.BC5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3">
                <text:p>0.003</text:p>
              </table:table-cell>
              <table:table-cell office:value-type="float" office:value="0.324">
                <text:p>0.324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Baseline Steel'.C13:'Flowgraph Data Baseline Steel'.BC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00)</text:p>
                <draw:g>
                  <svg:desc>'Flowgraph Data Baseline Steel'.B13:'Flowgraph Data Baseline Steel'.B13</svg:desc>
                </draw:g>
              </table:table-cell>
              <table:table-cell office:value-type="float" office:value="0.0001">
                <text:p>0.0001</text:p>
                <draw:g>
                  <svg:desc>'Flowgraph Data Baseline Steel'.C7:'Flowgraph Data Baseline Steel'.BC7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16">
                <text:p>0.016</text:p>
              </table:table-cell>
              <table:table-cell office:value-type="float" office:value="0.027">
                <text:p>0.027</text:p>
              </table:table-cell>
              <table:table-cell office:value-type="float" office:value="0.04">
                <text:p>0.04</text:p>
              </table:table-cell>
              <table:table-cell office:value-type="float" office:value="0.482">
                <text:p>0.482</text:p>
              </table:table-cell>
              <table:table-cell office:value-type="float" office:value="0.507">
                <text:p>0.507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Baseline Steel'.C14:'Flowgraph Data Baseline Steel'.BC1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000)</text:p>
                <draw:g>
                  <svg:desc>'Flowgraph Data Baseline Steel'.B14:'Flowgraph Data Baseline Steel'.B14</svg:desc>
                </draw:g>
              </table:table-cell>
              <table:table-cell office:value-type="float" office:value="0.0001">
                <text:p>0.0001</text:p>
                <draw:g>
                  <svg:desc>'Flowgraph Data Baseline Steel'.C8:'Flowgraph Data Baseline Steel'.BC8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2">
                <text:p>0.002</text:p>
              </table:table-cell>
              <table:table-cell office:value-type="float" office:value="0.031">
                <text:p>0.031</text:p>
              </table:table-cell>
              <table:table-cell office:value-type="float" office:value="0.077">
                <text:p>0.077</text:p>
              </table:table-cell>
              <table:table-cell office:value-type="float" office:value="0.163">
                <text:p>0.163</text:p>
              </table:table-cell>
              <table:table-cell office:value-type="float" office:value="0.279">
                <text:p>0.279</text:p>
              </table:table-cell>
              <table:table-cell office:value-type="float" office:value="0.337">
                <text:p>0.337</text:p>
              </table:table-cell>
              <table:table-cell office:value-type="float" office:value="0.36">
                <text:p>0.36</text:p>
              </table:table-cell>
              <table:table-cell office:value-type="float" office:value="0.415">
                <text:p>0.415</text:p>
              </table:table-cell>
              <table:table-cell office:value-type="float" office:value="0.457">
                <text:p>0.457</text:p>
              </table:table-cell>
              <table:table-cell office:value-type="float" office:value="0.466">
                <text:p>0.466</text:p>
              </table:table-cell>
              <table:table-cell office:value-type="float" office:value="0.47">
                <text:p>0.47</text:p>
              </table:table-cell>
              <table:table-cell office:value-type="float" office:value="0.476">
                <text:p>0.476</text:p>
              </table:table-cell>
              <table:table-cell office:value-type="float" office:value="0.478">
                <text:p>0.478</text:p>
              </table:table-cell>
              <table:table-cell office:value-type="float" office:value="0.499">
                <text:p>0.499</text:p>
              </table:table-cell>
              <table:table-cell office:value-type="float" office:value="0.499">
                <text:p>0.499</text:p>
              </table:table-cell>
              <table:table-cell office:value-type="float" office:value="0.497">
                <text:p>0.497</text:p>
              </table:table-cell>
              <table:table-cell office:value-type="float" office:value="0.492">
                <text:p>0.492</text:p>
              </table:table-cell>
              <table:table-cell office:value-type="float" office:value="0.507">
                <text:p>0.507</text:p>
              </table:table-cell>
              <table:table-cell office:value-type="float" office:value="0.501">
                <text:p>0.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307cm" svg:height="21.648cm" xlink:href=".." xlink:type="simple" chart:class="chart:scatter" chart:style-name="ch1">
        <chart:title svg:x="14.787cm" svg:y="0.568cm" chart:style-name="ch2">
          <text:p>BER vs SNR</text:p>
        </chart:title>
        <chart:legend chart:legend-position="end" svg:x="27.47cm" svg:y="9.778cm" style:legend-expansion="high" chart:style-name="ch3"/>
        <chart:plot-area chart:style-name="ch4" table:cell-range-address="'Flowgraph Data Baseline Air'.B10:'Flowgraph Data Baseline Air'.BC10 'Flowgraph Data Baseline Air'.C4:'Flowgraph Data Baseline Air'.BC5 'Flowgraph Data Baseline Air'.B11:'Flowgraph Data Baseline Air'.B11 'Flowgraph Data Baseline Air'.B13:'Flowgraph Data Baseline Air'.B14 'Flowgraph Data Baseline Air'.C7:'Flowgraph Data Baseline Air'.BC8" chart:data-source-has-labels="column" svg:x="0.294cm" svg:y="0.428cm" svg:width="31.542cm" svg:height="20.393cm">
          <chart:coordinate-region svg:x="0.532cm" svg:y="0.627cm" svg:width="31.117cm" svg:height="19.547cm"/>
          <chart:axis chart:dimension="x" chart:name="primary-x" chart:style-name="ch5">
            <chart:title svg:x="15.677cm" svg:y="21.088cm" chart:style-name="ch6">
              <text:p>SNR</text:p>
            </chart:title>
          </chart:axis>
          <chart:axis chart:dimension="y" chart:name="primary-y" chart:style-name="ch7">
            <chart:title svg:x="0cm" svg:y="10.999cm" chart:style-name="ch8">
              <text:p>BER</text:p>
            </chart:title>
            <chart:grid chart:style-name="ch9" chart:class="major"/>
          </chart:axis>
          <chart:series chart:style-name="ch10" chart:values-cell-range-address="'Flowgraph Data Baseline Air'.C4:'Flowgraph Data Baseline Air'.BC4" chart:label-cell-address="'Flowgraph Data Baseline Air'.B10:'Flowgraph Data Baseline Air'.B10" chart:class="chart:scatter">
            <chart:domain table:cell-range-address="'Flowgraph Data Baseline Air'.C10:'Flowgraph Data Baseline Air'.BC10"/>
            <chart:data-point chart:repeated="7"/>
            <chart:data-point chart:style-name="ch11"/>
            <chart:data-point chart:repeated="8"/>
            <chart:data-point chart:style-name="ch11"/>
            <chart:data-point chart:repeated="7"/>
          </chart:series>
          <chart:series chart:style-name="ch12" chart:values-cell-range-address="'Flowgraph Data Baseline Air'.C5:'Flowgraph Data Baseline Air'.BC5" chart:label-cell-address="'Flowgraph Data Baseline Air'.B11:'Flowgraph Data Baseline Air'.B11" chart:class="chart:scatter">
            <chart:domain table:cell-range-address="'Flowgraph Data Baseline Air'.C11:'Flowgraph Data Baseline Air'.BC11"/>
            <chart:data-point chart:repeated="24"/>
          </chart:series>
          <chart:series chart:style-name="ch13" chart:values-cell-range-address="'Flowgraph Data Baseline Air'.C7:'Flowgraph Data Baseline Air'.BC7" chart:label-cell-address="'Flowgraph Data Baseline Air'.B13:'Flowgraph Data Baseline Air'.B13" chart:class="chart:scatter">
            <chart:domain table:cell-range-address="'Flowgraph Data Baseline Air'.C13:'Flowgraph Data Baseline Air'.BC13"/>
            <chart:data-point chart:repeated="24"/>
          </chart:series>
          <chart:series chart:style-name="ch14" chart:values-cell-range-address="'Flowgraph Data Baseline Air'.C8:'Flowgraph Data Baseline Air'.BC8" chart:label-cell-address="'Flowgraph Data Baseline Air'.B14:'Flowgraph Data Baseline Air'.B14" chart:class="chart:scatter">
            <chart:domain table:cell-range-address="'Flowgraph Data Baseline Air'.C14:'Flowgraph Data Baseline Air'.BC14"/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Baseline Air'.C10:'Flowgraph Data Baseline Air'.BC1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)</text:p>
                <draw:g>
                  <svg:desc>'Flowgraph Data Baseline Air'.B10:'Flowgraph Data Baseline Air'.B10</svg:desc>
                </draw:g>
              </table:table-cell>
              <table:table-cell office:value-type="float" office:value="0.0001">
                <text:p>0.0001</text:p>
                <draw:g>
                  <svg:desc>'Flowgraph Data Baseline Air'.C4:'Flowgraph Data Baseline Air'.BC4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3">
                <text:p>0.00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Baseline Air'.C11:'Flowgraph Data Baseline Air'.BC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0)</text:p>
                <draw:g>
                  <svg:desc>'Flowgraph Data Baseline Air'.B11:'Flowgraph Data Baseline Air'.B11</svg:desc>
                </draw:g>
              </table:table-cell>
              <table:table-cell office:value-type="float" office:value="0.0001">
                <text:p>0.0001</text:p>
                <draw:g>
                  <svg:desc>'Flowgraph Data Baseline Air'.C5:'Flowgraph Data Baseline Air'.BC5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347">
                <text:p>0.347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Baseline Air'.C13:'Flowgraph Data Baseline Air'.BC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00)</text:p>
                <draw:g>
                  <svg:desc>'Flowgraph Data Baseline Air'.B13:'Flowgraph Data Baseline Air'.B13</svg:desc>
                </draw:g>
              </table:table-cell>
              <table:table-cell office:value-type="float" office:value="0.0001">
                <text:p>0.0001</text:p>
                <draw:g>
                  <svg:desc>'Flowgraph Data Baseline Air'.C7:'Flowgraph Data Baseline Air'.BC7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14">
                <text:p>0.014</text:p>
              </table:table-cell>
              <table:table-cell office:value-type="float" office:value="0.024">
                <text:p>0.024</text:p>
              </table:table-cell>
              <table:table-cell office:value-type="float" office:value="0.054">
                <text:p>0.054</text:p>
              </table:table-cell>
              <table:table-cell office:value-type="float" office:value="0.485">
                <text:p>0.485</text:p>
              </table:table-cell>
              <table:table-cell office:value-type="float" office:value="0.49">
                <text:p>0.49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Baseline Air'.C14:'Flowgraph Data Baseline Air'.BC1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000)</text:p>
                <draw:g>
                  <svg:desc>'Flowgraph Data Baseline Air'.B14:'Flowgraph Data Baseline Air'.B14</svg:desc>
                </draw:g>
              </table:table-cell>
              <table:table-cell office:value-type="float" office:value="0.0001">
                <text:p>0.0001</text:p>
                <draw:g>
                  <svg:desc>'Flowgraph Data Baseline Air'.C8:'Flowgraph Data Baseline Air'.BC8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03">
                <text:p>0.003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0.15">
                <text:p>0.15</text:p>
              </table:table-cell>
              <table:table-cell office:value-type="float" office:value="0.245">
                <text:p>0.245</text:p>
              </table:table-cell>
              <table:table-cell office:value-type="float" office:value="0.344">
                <text:p>0.344</text:p>
              </table:table-cell>
              <table:table-cell office:value-type="float" office:value="0.37">
                <text:p>0.37</text:p>
              </table:table-cell>
              <table:table-cell office:value-type="float" office:value="0.424">
                <text:p>0.424</text:p>
              </table:table-cell>
              <table:table-cell office:value-type="float" office:value="0.438">
                <text:p>0.438</text:p>
              </table:table-cell>
              <table:table-cell office:value-type="float" office:value="0.446">
                <text:p>0.446</text:p>
              </table:table-cell>
              <table:table-cell office:value-type="float" office:value="0.464">
                <text:p>0.464</text:p>
              </table:table-cell>
              <table:table-cell office:value-type="float" office:value="0.485">
                <text:p>0.485</text:p>
              </table:table-cell>
              <table:table-cell office:value-type="float" office:value="0.495">
                <text:p>0.495</text:p>
              </table:table-cell>
              <table:table-cell office:value-type="float" office:value="0.487">
                <text:p>0.487</text:p>
              </table:table-cell>
              <table:table-cell office:value-type="float" office:value="0.493">
                <text:p>0.493</text:p>
              </table:table-cell>
              <table:table-cell office:value-type="float" office:value="0.489">
                <text:p>0.489</text:p>
              </table:table-cell>
              <table:table-cell office:value-type="float" office:value="0.49">
                <text:p>0.49</text:p>
              </table:table-cell>
              <table:table-cell office:value-type="float" office:value="0.509">
                <text:p>0.509</text:p>
              </table:table-cell>
              <table:table-cell office:value-type="float" office:value="0.505">
                <text:p>0.50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307cm" svg:height="21.648cm" xlink:href=".." xlink:type="simple" chart:class="chart:scatter" chart:style-name="ch1">
        <chart:title svg:x="14.787cm" svg:y="0.568cm" chart:style-name="ch2">
          <text:p>BER vs SNR</text:p>
        </chart:title>
        <chart:legend chart:legend-position="end" svg:x="27.47cm" svg:y="9.778cm" style:legend-expansion="high" chart:style-name="ch3"/>
        <chart:plot-area chart:style-name="ch4" table:cell-range-address="'Flowgraph Data SWA 2'.B10:'Flowgraph Data SWA 2'.BC10 'Flowgraph Data SWA 2'.C4:'Flowgraph Data SWA 2'.BC5 'Flowgraph Data SWA 2'.B11:'Flowgraph Data SWA 2'.B11 'Flowgraph Data SWA 2'.B13:'Flowgraph Data SWA 2'.B14 'Flowgraph Data SWA 2'.C7:'Flowgraph Data SWA 2'.BC8" chart:data-source-has-labels="column" svg:x="0.294cm" svg:y="0.428cm" svg:width="31.542cm" svg:height="20.393cm">
          <chart:coordinate-region svg:x="0.532cm" svg:y="0.627cm" svg:width="31.117cm" svg:height="19.547cm"/>
          <chart:axis chart:dimension="x" chart:name="primary-x" chart:style-name="ch5">
            <chart:title svg:x="15.677cm" svg:y="21.088cm" chart:style-name="ch6">
              <text:p>SNR</text:p>
            </chart:title>
          </chart:axis>
          <chart:axis chart:dimension="y" chart:name="primary-y" chart:style-name="ch7">
            <chart:title svg:x="0cm" svg:y="10.999cm" chart:style-name="ch8">
              <text:p>BER</text:p>
            </chart:title>
            <chart:grid chart:style-name="ch9" chart:class="major"/>
          </chart:axis>
          <chart:series chart:style-name="ch10" chart:values-cell-range-address="'Flowgraph Data SWA 2'.C4:'Flowgraph Data SWA 2'.BC4" chart:label-cell-address="'Flowgraph Data SWA 2'.B10:'Flowgraph Data SWA 2'.B10" chart:class="chart:scatter">
            <chart:domain table:cell-range-address="'Flowgraph Data SWA 2'.C10:'Flowgraph Data SWA 2'.BC10"/>
            <chart:data-point chart:repeated="7"/>
            <chart:data-point chart:style-name="ch11"/>
            <chart:data-point chart:repeated="8"/>
            <chart:data-point chart:style-name="ch11"/>
            <chart:data-point chart:repeated="7"/>
          </chart:series>
          <chart:series chart:style-name="ch12" chart:values-cell-range-address="'Flowgraph Data SWA 2'.C5:'Flowgraph Data SWA 2'.BC5" chart:label-cell-address="'Flowgraph Data SWA 2'.B11:'Flowgraph Data SWA 2'.B11" chart:class="chart:scatter">
            <chart:domain table:cell-range-address="'Flowgraph Data SWA 2'.C11:'Flowgraph Data SWA 2'.BC11"/>
            <chart:data-point chart:repeated="24"/>
          </chart:series>
          <chart:series chart:style-name="ch13" chart:values-cell-range-address="'Flowgraph Data SWA 2'.C7:'Flowgraph Data SWA 2'.BC7" chart:label-cell-address="'Flowgraph Data SWA 2'.B13:'Flowgraph Data SWA 2'.B13" chart:class="chart:scatter">
            <chart:domain table:cell-range-address="'Flowgraph Data SWA 2'.C13:'Flowgraph Data SWA 2'.BC13"/>
            <chart:data-point chart:repeated="24"/>
          </chart:series>
          <chart:series chart:style-name="ch14" chart:values-cell-range-address="'Flowgraph Data SWA 2'.C8:'Flowgraph Data SWA 2'.BC8" chart:label-cell-address="'Flowgraph Data SWA 2'.B14:'Flowgraph Data SWA 2'.B14" chart:class="chart:scatter">
            <chart:domain table:cell-range-address="'Flowgraph Data SWA 2'.C14:'Flowgraph Data SWA 2'.BC14"/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SWA 2'.C10:'Flowgraph Data SWA 2'.BC1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)</text:p>
                <draw:g>
                  <svg:desc>'Flowgraph Data SWA 2'.B10:'Flowgraph Data SWA 2'.B10</svg:desc>
                </draw:g>
              </table:table-cell>
              <table:table-cell office:value-type="float" office:value="0.0001">
                <text:p>0.0001</text:p>
                <draw:g>
                  <svg:desc>'Flowgraph Data SWA 2'.C4:'Flowgraph Data SWA 2'.BC4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4">
                <text:p>0.00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SWA 2'.C11:'Flowgraph Data SWA 2'.BC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0)</text:p>
                <draw:g>
                  <svg:desc>'Flowgraph Data SWA 2'.B11:'Flowgraph Data SWA 2'.B11</svg:desc>
                </draw:g>
              </table:table-cell>
              <table:table-cell office:value-type="float" office:value="0.0001">
                <text:p>0.0001</text:p>
                <draw:g>
                  <svg:desc>'Flowgraph Data SWA 2'.C5:'Flowgraph Data SWA 2'.BC5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3">
                <text:p>0.003</text:p>
              </table:table-cell>
              <table:table-cell office:value-type="float" office:value="0.126">
                <text:p>0.126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SWA 2'.C13:'Flowgraph Data SWA 2'.BC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00)</text:p>
                <draw:g>
                  <svg:desc>'Flowgraph Data SWA 2'.B13:'Flowgraph Data SWA 2'.B13</svg:desc>
                </draw:g>
              </table:table-cell>
              <table:table-cell office:value-type="float" office:value="0.0001">
                <text:p>0.0001</text:p>
                <draw:g>
                  <svg:desc>'Flowgraph Data SWA 2'.C7:'Flowgraph Data SWA 2'.BC7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45">
                <text:p>0.45</text:p>
              </table:table-cell>
              <table:table-cell office:value-type="float" office:value="0.501">
                <text:p>0.501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SWA 2'.C14:'Flowgraph Data SWA 2'.BC1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000)</text:p>
                <draw:g>
                  <svg:desc>'Flowgraph Data SWA 2'.B14:'Flowgraph Data SWA 2'.B14</svg:desc>
                </draw:g>
              </table:table-cell>
              <table:table-cell office:value-type="float" office:value="0.0001">
                <text:p>0.0001</text:p>
                <draw:g>
                  <svg:desc>'Flowgraph Data SWA 2'.C8:'Flowgraph Data SWA 2'.BC8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03">
                <text:p>0.003</text:p>
              </table:table-cell>
              <table:table-cell office:value-type="float" office:value="0.021">
                <text:p>0.021</text:p>
              </table:table-cell>
              <table:table-cell office:value-type="float" office:value="0.047">
                <text:p>0.047</text:p>
              </table:table-cell>
              <table:table-cell office:value-type="float" office:value="0.113">
                <text:p>0.113</text:p>
              </table:table-cell>
              <table:table-cell office:value-type="float" office:value="0.176">
                <text:p>0.176</text:p>
              </table:table-cell>
              <table:table-cell office:value-type="float" office:value="0.237">
                <text:p>0.237</text:p>
              </table:table-cell>
              <table:table-cell office:value-type="float" office:value="0.332">
                <text:p>0.332</text:p>
              </table:table-cell>
              <table:table-cell office:value-type="float" office:value="0.394">
                <text:p>0.394</text:p>
              </table:table-cell>
              <table:table-cell office:value-type="float" office:value="0.402">
                <text:p>0.402</text:p>
              </table:table-cell>
              <table:table-cell office:value-type="float" office:value="0.414">
                <text:p>0.414</text:p>
              </table:table-cell>
              <table:table-cell office:value-type="float" office:value="0.471">
                <text:p>0.471</text:p>
              </table:table-cell>
              <table:table-cell office:value-type="float" office:value="0.453">
                <text:p>0.453</text:p>
              </table:table-cell>
              <table:table-cell office:value-type="float" office:value="0.478">
                <text:p>0.478</text:p>
              </table:table-cell>
              <table:table-cell office:value-type="float" office:value="0.492">
                <text:p>0.492</text:p>
              </table:table-cell>
              <table:table-cell office:value-type="float" office:value="0.489">
                <text:p>0.489</text:p>
              </table:table-cell>
              <table:table-cell office:value-type="float" office:value="0.491">
                <text:p>0.491</text:p>
              </table:table-cell>
              <table:table-cell office:value-type="float" office:value="0.524">
                <text:p>0.524</text:p>
              </table:table-cell>
              <table:table-cell office:value-type="float" office:value="0.518">
                <text:p>0.5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307cm" svg:height="21.648cm" xlink:href=".." xlink:type="simple" chart:class="chart:scatter" chart:style-name="ch1">
        <chart:title svg:x="14.787cm" svg:y="0.568cm" chart:style-name="ch2">
          <text:p>BER vs SNR</text:p>
        </chart:title>
        <chart:legend chart:legend-position="end" svg:x="27.47cm" svg:y="9.778cm" style:legend-expansion="high" chart:style-name="ch3"/>
        <chart:plot-area chart:style-name="ch4" table:cell-range-address="'Flowgraph Data SW'.B10:'Flowgraph Data SW'.BC10 'Flowgraph Data SW'.C4:'Flowgraph Data SW'.BC5 'Flowgraph Data SW'.B11:'Flowgraph Data SW'.B11 'Flowgraph Data SW'.B13:'Flowgraph Data SW'.B14 'Flowgraph Data SW'.C7:'Flowgraph Data SW'.BC8" chart:data-source-has-labels="column" svg:x="0.294cm" svg:y="0.428cm" svg:width="31.542cm" svg:height="20.393cm">
          <chart:coordinate-region svg:x="0.532cm" svg:y="0.627cm" svg:width="31.117cm" svg:height="19.547cm"/>
          <chart:axis chart:dimension="x" chart:name="primary-x" chart:style-name="ch5">
            <chart:title svg:x="15.677cm" svg:y="21.088cm" chart:style-name="ch6">
              <text:p>SNR</text:p>
            </chart:title>
          </chart:axis>
          <chart:axis chart:dimension="y" chart:name="primary-y" chart:style-name="ch7">
            <chart:title svg:x="0cm" svg:y="10.999cm" chart:style-name="ch8">
              <text:p>BER</text:p>
            </chart:title>
            <chart:grid chart:style-name="ch9" chart:class="major"/>
          </chart:axis>
          <chart:series chart:style-name="ch10" chart:values-cell-range-address="'Flowgraph Data SW'.C4:'Flowgraph Data SW'.BC4" chart:label-cell-address="'Flowgraph Data SW'.B10:'Flowgraph Data SW'.B10" chart:class="chart:scatter">
            <chart:domain table:cell-range-address="'Flowgraph Data SW'.C10:'Flowgraph Data SW'.BC10"/>
            <chart:data-point chart:repeated="7"/>
            <chart:data-point chart:style-name="ch11"/>
            <chart:data-point chart:repeated="8"/>
            <chart:data-point chart:style-name="ch11"/>
            <chart:data-point chart:repeated="7"/>
          </chart:series>
          <chart:series chart:style-name="ch12" chart:values-cell-range-address="'Flowgraph Data SW'.C5:'Flowgraph Data SW'.BC5" chart:label-cell-address="'Flowgraph Data SW'.B11:'Flowgraph Data SW'.B11" chart:class="chart:scatter">
            <chart:domain table:cell-range-address="'Flowgraph Data SW'.C11:'Flowgraph Data SW'.BC11"/>
            <chart:data-point chart:repeated="24"/>
          </chart:series>
          <chart:series chart:style-name="ch13" chart:values-cell-range-address="'Flowgraph Data SW'.C7:'Flowgraph Data SW'.BC7" chart:label-cell-address="'Flowgraph Data SW'.B13:'Flowgraph Data SW'.B13" chart:class="chart:scatter">
            <chart:domain table:cell-range-address="'Flowgraph Data SW'.C13:'Flowgraph Data SW'.BC13"/>
            <chart:data-point chart:repeated="24"/>
          </chart:series>
          <chart:series chart:style-name="ch14" chart:values-cell-range-address="'Flowgraph Data SW'.C8:'Flowgraph Data SW'.BC8" chart:label-cell-address="'Flowgraph Data SW'.B14:'Flowgraph Data SW'.B14" chart:class="chart:scatter">
            <chart:domain table:cell-range-address="'Flowgraph Data SW'.C14:'Flowgraph Data SW'.BC14"/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SW'.C10:'Flowgraph Data SW'.BC1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)</text:p>
                <draw:g>
                  <svg:desc>'Flowgraph Data SW'.B10:'Flowgraph Data SW'.B10</svg:desc>
                </draw:g>
              </table:table-cell>
              <table:table-cell office:value-type="float" office:value="0.0001">
                <text:p>0.0001</text:p>
                <draw:g>
                  <svg:desc>'Flowgraph Data SW'.C4:'Flowgraph Data SW'.BC4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3">
                <text:p>0.00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SW'.C11:'Flowgraph Data SW'.BC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0)</text:p>
                <draw:g>
                  <svg:desc>'Flowgraph Data SW'.B11:'Flowgraph Data SW'.B11</svg:desc>
                </draw:g>
              </table:table-cell>
              <table:table-cell office:value-type="float" office:value="0.0001">
                <text:p>0.0001</text:p>
                <draw:g>
                  <svg:desc>'Flowgraph Data SW'.C5:'Flowgraph Data SW'.BC5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238">
                <text:p>0.2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SW'.C13:'Flowgraph Data SW'.BC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00)</text:p>
                <draw:g>
                  <svg:desc>'Flowgraph Data SW'.B13:'Flowgraph Data SW'.B13</svg:desc>
                </draw:g>
              </table:table-cell>
              <table:table-cell office:value-type="float" office:value="0.0001">
                <text:p>0.0001</text:p>
                <draw:g>
                  <svg:desc>'Flowgraph Data SW'.C7:'Flowgraph Data SW'.BC7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453">
                <text:p>0.453</text:p>
              </table:table-cell>
              <table:table-cell office:value-type="float" office:value="0.509">
                <text:p>0.509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SW'.C14:'Flowgraph Data SW'.BC1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000)</text:p>
                <draw:g>
                  <svg:desc>'Flowgraph Data SW'.B14:'Flowgraph Data SW'.B14</svg:desc>
                </draw:g>
              </table:table-cell>
              <table:table-cell office:value-type="float" office:value="0.0001">
                <text:p>0.0001</text:p>
                <draw:g>
                  <svg:desc>'Flowgraph Data SW'.C8:'Flowgraph Data SW'.BC8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3">
                <text:p>0.003</text:p>
              </table:table-cell>
              <table:table-cell office:value-type="float" office:value="0.014">
                <text:p>0.014</text:p>
              </table:table-cell>
              <table:table-cell office:value-type="float" office:value="0.049">
                <text:p>0.049</text:p>
              </table:table-cell>
              <table:table-cell office:value-type="float" office:value="0.11">
                <text:p>0.11</text:p>
              </table:table-cell>
              <table:table-cell office:value-type="float" office:value="0.181">
                <text:p>0.181</text:p>
              </table:table-cell>
              <table:table-cell office:value-type="float" office:value="0.248">
                <text:p>0.248</text:p>
              </table:table-cell>
              <table:table-cell office:value-type="float" office:value="0.323">
                <text:p>0.323</text:p>
              </table:table-cell>
              <table:table-cell office:value-type="float" office:value="0.352">
                <text:p>0.352</text:p>
              </table:table-cell>
              <table:table-cell office:value-type="float" office:value="0.39">
                <text:p>0.39</text:p>
              </table:table-cell>
              <table:table-cell office:value-type="float" office:value="0.435">
                <text:p>0.435</text:p>
              </table:table-cell>
              <table:table-cell office:value-type="float" office:value="0.444">
                <text:p>0.444</text:p>
              </table:table-cell>
              <table:table-cell office:value-type="float" office:value="0.456">
                <text:p>0.456</text:p>
              </table:table-cell>
              <table:table-cell office:value-type="float" office:value="0.467">
                <text:p>0.467</text:p>
              </table:table-cell>
              <table:table-cell office:value-type="float" office:value="0.505">
                <text:p>0.505</text:p>
              </table:table-cell>
              <table:table-cell office:value-type="float" office:value="0.506">
                <text:p>0.506</text:p>
              </table:table-cell>
              <table:table-cell office:value-type="float" office:value="0.502">
                <text:p>0.502</text:p>
              </table:table-cell>
              <table:table-cell office:value-type="float" office:value="0.514">
                <text:p>0.514</text:p>
              </table:table-cell>
              <table:table-cell office:value-type="float" office:value="0.52">
                <text:p>0.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307cm" svg:height="21.648cm" xlink:href=".." xlink:type="simple" chart:class="chart:scatter" chart:style-name="ch1">
        <chart:title svg:x="14.787cm" svg:y="0.568cm" chart:style-name="ch2">
          <text:p>BER vs SNR</text:p>
        </chart:title>
        <chart:legend chart:legend-position="end" svg:x="27.47cm" svg:y="9.778cm" style:legend-expansion="high" chart:style-name="ch3"/>
        <chart:plot-area chart:style-name="ch4" table:cell-range-address="'Flowgraph Data SA 1'.B10:'Flowgraph Data SA 1'.BC10 'Flowgraph Data SA 1'.C4:'Flowgraph Data SA 1'.BC5 'Flowgraph Data SA 1'.B11:'Flowgraph Data SA 1'.B11 'Flowgraph Data SA 1'.B13:'Flowgraph Data SA 1'.B14 'Flowgraph Data SA 1'.C7:'Flowgraph Data SA 1'.BC8" chart:data-source-has-labels="column" svg:x="0.294cm" svg:y="0.428cm" svg:width="31.542cm" svg:height="20.393cm">
          <chart:coordinate-region svg:x="0.532cm" svg:y="0.627cm" svg:width="31.117cm" svg:height="19.547cm"/>
          <chart:axis chart:dimension="x" chart:name="primary-x" chart:style-name="ch5">
            <chart:title svg:x="15.677cm" svg:y="21.088cm" chart:style-name="ch6">
              <text:p>SNR</text:p>
            </chart:title>
          </chart:axis>
          <chart:axis chart:dimension="y" chart:name="primary-y" chart:style-name="ch7">
            <chart:title svg:x="0cm" svg:y="10.999cm" chart:style-name="ch8">
              <text:p>BER</text:p>
            </chart:title>
            <chart:grid chart:style-name="ch9" chart:class="major"/>
          </chart:axis>
          <chart:series chart:style-name="ch10" chart:values-cell-range-address="'Flowgraph Data SA 1'.C4:'Flowgraph Data SA 1'.BC4" chart:label-cell-address="'Flowgraph Data SA 1'.B10:'Flowgraph Data SA 1'.B10" chart:class="chart:scatter">
            <chart:domain table:cell-range-address="'Flowgraph Data SA 1'.C10:'Flowgraph Data SA 1'.BC10"/>
            <chart:data-point chart:repeated="7"/>
            <chart:data-point chart:style-name="ch11"/>
            <chart:data-point chart:repeated="8"/>
            <chart:data-point chart:style-name="ch11"/>
            <chart:data-point chart:repeated="7"/>
          </chart:series>
          <chart:series chart:style-name="ch12" chart:values-cell-range-address="'Flowgraph Data SA 1'.C5:'Flowgraph Data SA 1'.BC5" chart:label-cell-address="'Flowgraph Data SA 1'.B11:'Flowgraph Data SA 1'.B11" chart:class="chart:scatter">
            <chart:domain table:cell-range-address="'Flowgraph Data SA 1'.C11:'Flowgraph Data SA 1'.BC11"/>
            <chart:data-point chart:repeated="24"/>
          </chart:series>
          <chart:series chart:style-name="ch13" chart:values-cell-range-address="'Flowgraph Data SA 1'.C7:'Flowgraph Data SA 1'.BC7" chart:label-cell-address="'Flowgraph Data SA 1'.B13:'Flowgraph Data SA 1'.B13" chart:class="chart:scatter">
            <chart:domain table:cell-range-address="'Flowgraph Data SA 1'.C13:'Flowgraph Data SA 1'.BC13"/>
            <chart:data-point chart:repeated="24"/>
          </chart:series>
          <chart:series chart:style-name="ch14" chart:values-cell-range-address="'Flowgraph Data SA 1'.C8:'Flowgraph Data SA 1'.BC8" chart:label-cell-address="'Flowgraph Data SA 1'.B14:'Flowgraph Data SA 1'.B14" chart:class="chart:scatter">
            <chart:domain table:cell-range-address="'Flowgraph Data SA 1'.C14:'Flowgraph Data SA 1'.BC14"/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SA 1'.C10:'Flowgraph Data SA 1'.BC1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)</text:p>
                <draw:g>
                  <svg:desc>'Flowgraph Data SA 1'.B10:'Flowgraph Data SA 1'.B10</svg:desc>
                </draw:g>
              </table:table-cell>
              <table:table-cell office:value-type="float" office:value="0.0001">
                <text:p>0.0001</text:p>
                <draw:g>
                  <svg:desc>'Flowgraph Data SA 1'.C4:'Flowgraph Data SA 1'.BC4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4">
                <text:p>0.00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SA 1'.C11:'Flowgraph Data SA 1'.BC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0)</text:p>
                <draw:g>
                  <svg:desc>'Flowgraph Data SA 1'.B11:'Flowgraph Data SA 1'.B11</svg:desc>
                </draw:g>
              </table:table-cell>
              <table:table-cell office:value-type="float" office:value="0.0001">
                <text:p>0.0001</text:p>
                <draw:g>
                  <svg:desc>'Flowgraph Data SA 1'.C5:'Flowgraph Data SA 1'.BC5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3">
                <text:p>0.003</text:p>
              </table:table-cell>
              <table:table-cell office:value-type="float" office:value="0.074">
                <text:p>0.074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SA 1'.C13:'Flowgraph Data SA 1'.BC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00)</text:p>
                <draw:g>
                  <svg:desc>'Flowgraph Data SA 1'.B13:'Flowgraph Data SA 1'.B13</svg:desc>
                </draw:g>
              </table:table-cell>
              <table:table-cell office:value-type="float" office:value="0.0001">
                <text:p>0.0001</text:p>
                <draw:g>
                  <svg:desc>'Flowgraph Data SA 1'.C7:'Flowgraph Data SA 1'.BC7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  <table:table-cell office:value-type="float" office:value="0.442">
                <text:p>0.442</text:p>
              </table:table-cell>
              <table:table-cell office:value-type="float" office:value="0.499">
                <text:p>0.499</text:p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SA 1'.C14:'Flowgraph Data SA 1'.BC1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000)</text:p>
                <draw:g>
                  <svg:desc>'Flowgraph Data SA 1'.B14:'Flowgraph Data SA 1'.B14</svg:desc>
                </draw:g>
              </table:table-cell>
              <table:table-cell office:value-type="float" office:value="0.0001">
                <text:p>0.0001</text:p>
                <draw:g>
                  <svg:desc>'Flowgraph Data SA 1'.C8:'Flowgraph Data SA 1'.BC8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.019">
                <text:p>0.019</text:p>
              </table:table-cell>
              <table:table-cell office:value-type="float" office:value="0.052">
                <text:p>0.052</text:p>
              </table:table-cell>
              <table:table-cell office:value-type="float" office:value="0.096">
                <text:p>0.096</text:p>
              </table:table-cell>
              <table:table-cell office:value-type="float" office:value="0.159">
                <text:p>0.159</text:p>
              </table:table-cell>
              <table:table-cell office:value-type="float" office:value="0.232">
                <text:p>0.232</text:p>
              </table:table-cell>
              <table:table-cell office:value-type="float" office:value="0.303">
                <text:p>0.303</text:p>
              </table:table-cell>
              <table:table-cell office:value-type="float" office:value="0.364">
                <text:p>0.364</text:p>
              </table:table-cell>
              <table:table-cell office:value-type="float" office:value="0.39">
                <text:p>0.39</text:p>
              </table:table-cell>
              <table:table-cell office:value-type="float" office:value="0.43">
                <text:p>0.43</text:p>
              </table:table-cell>
              <table:table-cell office:value-type="float" office:value="0.462">
                <text:p>0.462</text:p>
              </table:table-cell>
              <table:table-cell office:value-type="float" office:value="0.464">
                <text:p>0.464</text:p>
              </table:table-cell>
              <table:table-cell office:value-type="float" office:value="0.481">
                <text:p>0.481</text:p>
              </table:table-cell>
              <table:table-cell office:value-type="float" office:value="0.469">
                <text:p>0.469</text:p>
              </table:table-cell>
              <table:table-cell office:value-type="float" office:value="0.495">
                <text:p>0.495</text:p>
              </table:table-cell>
              <table:table-cell office:value-type="float" office:value="0.508">
                <text:p>0.508</text:p>
              </table:table-cell>
              <table:table-cell office:value-type="float" office:value="0.534">
                <text:p>0.534</text:p>
              </table:table-cell>
              <table:table-cell office:value-type="float" office:value="0.51">
                <text:p>0.51</text:p>
              </table:table-cell>
              <table:table-cell office:value-type="float" office:value="0.513">
                <text:p>0.5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307cm" svg:height="21.648cm" xlink:href=".." xlink:type="simple" chart:class="chart:scatter" chart:style-name="ch1">
        <chart:title svg:x="14.787cm" svg:y="0.568cm" chart:style-name="ch2">
          <text:p>BER vs SNR</text:p>
        </chart:title>
        <chart:legend chart:legend-position="end" svg:x="27.47cm" svg:y="9.778cm" style:legend-expansion="high" chart:style-name="ch3"/>
        <chart:plot-area chart:style-name="ch4" table:cell-range-address="'Flowgraph Data Baseline Wood'.B10:'Flowgraph Data Baseline Wood'.BC10 'Flowgraph Data Baseline Wood'.C4:'Flowgraph Data Baseline Wood'.BC5 'Flowgraph Data Baseline Wood'.B11:'Flowgraph Data Baseline Wood'.B11 'Flowgraph Data Baseline Wood'.B13:'Flowgraph Data Baseline Wood'.B14 'Flowgraph Data Baseline Wood'.C7:'Flowgraph Data Baseline Wood'.BC8" chart:data-source-has-labels="column" svg:x="0.294cm" svg:y="0.428cm" svg:width="31.542cm" svg:height="20.393cm">
          <chart:coordinate-region svg:x="0.532cm" svg:y="0.627cm" svg:width="31.117cm" svg:height="19.547cm"/>
          <chart:axis chart:dimension="x" chart:name="primary-x" chart:style-name="ch5">
            <chart:title svg:x="15.677cm" svg:y="21.088cm" chart:style-name="ch6">
              <text:p>SNR</text:p>
            </chart:title>
          </chart:axis>
          <chart:axis chart:dimension="y" chart:name="primary-y" chart:style-name="ch7">
            <chart:title svg:x="0cm" svg:y="10.999cm" chart:style-name="ch8">
              <text:p>BER</text:p>
            </chart:title>
            <chart:grid chart:style-name="ch9" chart:class="major"/>
          </chart:axis>
          <chart:series chart:style-name="ch10" chart:values-cell-range-address="'Flowgraph Data Baseline Wood'.C4:'Flowgraph Data Baseline Wood'.BC4" chart:label-cell-address="'Flowgraph Data Baseline Wood'.B10:'Flowgraph Data Baseline Wood'.B10" chart:class="chart:scatter">
            <chart:domain table:cell-range-address="'Flowgraph Data Baseline Wood'.C10:'Flowgraph Data Baseline Wood'.BC10"/>
            <chart:data-point chart:repeated="7"/>
            <chart:data-point chart:style-name="ch11"/>
            <chart:data-point chart:repeated="8"/>
            <chart:data-point chart:style-name="ch11"/>
            <chart:data-point chart:repeated="7"/>
          </chart:series>
          <chart:series chart:style-name="ch12" chart:values-cell-range-address="'Flowgraph Data Baseline Wood'.C5:'Flowgraph Data Baseline Wood'.BC5" chart:label-cell-address="'Flowgraph Data Baseline Wood'.B11:'Flowgraph Data Baseline Wood'.B11" chart:class="chart:scatter">
            <chart:domain table:cell-range-address="'Flowgraph Data Baseline Wood'.C11:'Flowgraph Data Baseline Wood'.BC11"/>
            <chart:data-point chart:repeated="24"/>
          </chart:series>
          <chart:series chart:style-name="ch13" chart:values-cell-range-address="'Flowgraph Data Baseline Wood'.C7:'Flowgraph Data Baseline Wood'.BC7" chart:label-cell-address="'Flowgraph Data Baseline Wood'.B13:'Flowgraph Data Baseline Wood'.B13" chart:class="chart:scatter">
            <chart:domain table:cell-range-address="'Flowgraph Data Baseline Wood'.C13:'Flowgraph Data Baseline Wood'.BC13"/>
            <chart:data-point chart:repeated="24"/>
          </chart:series>
          <chart:series chart:style-name="ch14" chart:values-cell-range-address="'Flowgraph Data Baseline Wood'.C8:'Flowgraph Data Baseline Wood'.BC8" chart:label-cell-address="'Flowgraph Data Baseline Wood'.B14:'Flowgraph Data Baseline Wood'.B14" chart:class="chart:scatter">
            <chart:domain table:cell-range-address="'Flowgraph Data Baseline Wood'.C14:'Flowgraph Data Baseline Wood'.BC14"/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Baseline Wood'.C10:'Flowgraph Data Baseline Wood'.BC1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)</text:p>
                <draw:g>
                  <svg:desc>'Flowgraph Data Baseline Wood'.B10:'Flowgraph Data Baseline Wood'.B10</svg:desc>
                </draw:g>
              </table:table-cell>
              <table:table-cell office:value-type="float" office:value="0.0001">
                <text:p>0.0001</text:p>
                <draw:g>
                  <svg:desc>'Flowgraph Data Baseline Wood'.C4:'Flowgraph Data Baseline Wood'.BC4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Baseline Wood'.C11:'Flowgraph Data Baseline Wood'.BC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0)</text:p>
                <draw:g>
                  <svg:desc>'Flowgraph Data Baseline Wood'.B11:'Flowgraph Data Baseline Wood'.B11</svg:desc>
                </draw:g>
              </table:table-cell>
              <table:table-cell office:value-type="float" office:value="0.0001">
                <text:p>0.0001</text:p>
                <draw:g>
                  <svg:desc>'Flowgraph Data Baseline Wood'.C5:'Flowgraph Data Baseline Wood'.BC5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342">
                <text:p>0.342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Baseline Wood'.C13:'Flowgraph Data Baseline Wood'.BC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00)</text:p>
                <draw:g>
                  <svg:desc>'Flowgraph Data Baseline Wood'.B13:'Flowgraph Data Baseline Wood'.B13</svg:desc>
                </draw:g>
              </table:table-cell>
              <table:table-cell office:value-type="float" office:value="0.0001">
                <text:p>0.0001</text:p>
                <draw:g>
                  <svg:desc>'Flowgraph Data Baseline Wood'.C7:'Flowgraph Data Baseline Wood'.BC7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8">
                <text:p>0.008</text:p>
              </table:table-cell>
              <table:table-cell office:value-type="float" office:value="0.011">
                <text:p>0.011</text:p>
              </table:table-cell>
              <table:table-cell office:value-type="float" office:value="0.018">
                <text:p>0.018</text:p>
              </table:table-cell>
              <table:table-cell office:value-type="float" office:value="0.031">
                <text:p>0.031</text:p>
              </table:table-cell>
              <table:table-cell office:value-type="float" office:value="0.456">
                <text:p>0.456</text:p>
              </table:table-cell>
              <table:table-cell office:value-type="float" office:value="0.497">
                <text:p>0.497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Baseline Wood'.C14:'Flowgraph Data Baseline Wood'.BC1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000)</text:p>
                <draw:g>
                  <svg:desc>'Flowgraph Data Baseline Wood'.B14:'Flowgraph Data Baseline Wood'.B14</svg:desc>
                </draw:g>
              </table:table-cell>
              <table:table-cell office:value-type="float" office:value="0.0001">
                <text:p>0.0001</text:p>
                <draw:g>
                  <svg:desc>'Flowgraph Data Baseline Wood'.C8:'Flowgraph Data Baseline Wood'.BC8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34">
                <text:p>0.034</text:p>
              </table:table-cell>
              <table:table-cell office:value-type="float" office:value="0.074">
                <text:p>0.074</text:p>
              </table:table-cell>
              <table:table-cell office:value-type="float" office:value="0.153">
                <text:p>0.153</text:p>
              </table:table-cell>
              <table:table-cell office:value-type="float" office:value="0.252">
                <text:p>0.252</text:p>
              </table:table-cell>
              <table:table-cell office:value-type="float" office:value="0.337">
                <text:p>0.337</text:p>
              </table:table-cell>
              <table:table-cell office:value-type="float" office:value="0.384">
                <text:p>0.384</text:p>
              </table:table-cell>
              <table:table-cell office:value-type="float" office:value="0.417">
                <text:p>0.417</text:p>
              </table:table-cell>
              <table:table-cell office:value-type="float" office:value="0.463">
                <text:p>0.463</text:p>
              </table:table-cell>
              <table:table-cell office:value-type="float" office:value="0.47">
                <text:p>0.47</text:p>
              </table:table-cell>
              <table:table-cell office:value-type="float" office:value="0.466">
                <text:p>0.466</text:p>
              </table:table-cell>
              <table:table-cell office:value-type="float" office:value="0.499">
                <text:p>0.499</text:p>
              </table:table-cell>
              <table:table-cell office:value-type="float" office:value="0.504">
                <text:p>0.504</text:p>
              </table:table-cell>
              <table:table-cell office:value-type="float" office:value="0.509">
                <text:p>0.509</text:p>
              </table:table-cell>
              <table:table-cell office:value-type="float" office:value="0.496">
                <text:p>0.496</text:p>
              </table:table-cell>
              <table:table-cell office:value-type="float" office:value="0.507">
                <text:p>0.507</text:p>
              </table:table-cell>
              <table:table-cell office:value-type="float" office:value="0.5">
                <text:p>0.5</text:p>
              </table:table-cell>
              <table:table-cell office:value-type="float" office:value="0.515">
                <text:p>0.515</text:p>
              </table:table-cell>
              <table:table-cell office:value-type="float" office:value="0.515">
                <text:p>0.5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